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e32" officeooo:paragraph-rsid="001a0e32"/>
    </style:style>
    <style:style style:name="P2" style:family="paragraph" style:parent-style-name="Standard">
      <style:paragraph-properties fo:text-align="start" style:justify-single-word="false"/>
      <style:text-properties officeooo:rsid="002ca929" officeooo:paragraph-rsid="002ca929"/>
    </style:style>
    <style:style style:name="P3" style:family="paragraph" style:parent-style-name="Standard">
      <style:paragraph-properties fo:text-align="start" style:justify-single-word="false"/>
      <style:text-properties officeooo:rsid="00209e5d" officeooo:paragraph-rsid="0033ed17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512940" officeooo:paragraph-rsid="00512940"/>
    </style:style>
    <style:style style:name="P5" style:family="paragraph" style:parent-style-name="Standard">
      <style:paragraph-properties fo:text-align="start" style:justify-single-word="false"/>
      <style:text-properties officeooo:rsid="0053ac5c" officeooo:paragraph-rsid="0053ac5c"/>
    </style:style>
    <style:style style:name="P6" style:family="paragraph" style:parent-style-name="Standard">
      <style:paragraph-properties fo:text-align="start" style:justify-single-word="false"/>
      <style:text-properties officeooo:rsid="00a6f924" officeooo:paragraph-rsid="00a6f924"/>
    </style:style>
    <style:style style:name="P7" style:family="paragraph" style:parent-style-name="Standard">
      <style:paragraph-properties fo:text-align="start" style:justify-single-word="false"/>
      <style:text-properties officeooo:rsid="00aae55e" officeooo:paragraph-rsid="00ac0dc0"/>
    </style:style>
    <style:style style:name="P8" style:family="paragraph" style:parent-style-name="Standard">
      <style:paragraph-properties fo:text-align="start" style:justify-single-word="false"/>
      <style:text-properties officeooo:rsid="00ac0dc0" officeooo:paragraph-rsid="00ac0dc0"/>
    </style:style>
    <style:style style:name="P9" style:family="paragraph" style:parent-style-name="Horizontal_20_Line">
      <style:text-properties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 fo:break-before="page"/>
      <style:text-properties officeooo:rsid="00aae55e" officeooo:paragraph-rsid="00aae55e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a0e32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a0e32" officeooo:paragraph-rsid="001a0e32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a0e32" officeooo:paragraph-rsid="001a0e32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cc1cf" officeooo:paragraph-rsid="001cc1cf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209e5d" officeooo:paragraph-rsid="00209e5d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2a9914" officeooo:paragraph-rsid="002a9914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2ca929" officeooo:paragraph-rsid="002d907d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0e32" officeooo:paragraph-rsid="001a0e32" fo:background-color="#ffff00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3ed17" officeooo:paragraph-rsid="0033ed17" fo:background-color="#ffff00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bd1c1" officeooo:paragraph-rsid="001bd1c1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09e5d" officeooo:paragraph-rsid="00209e5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09e5d" officeooo:paragraph-rsid="0033ed17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cc1cf" officeooo:paragraph-rsid="001cc1cf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1cecb" officeooo:paragraph-rsid="0021cecb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38911" officeooo:paragraph-rsid="00238911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254326" officeooo:paragraph-rsid="00254326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8751e" officeooo:paragraph-rsid="0028751e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68969" officeooo:paragraph-rsid="00368969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9f902" officeooo:paragraph-rsid="0029f902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a9914" officeooo:paragraph-rsid="002a9914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b5674" officeooo:paragraph-rsid="002b5674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2ca929" officeooo:paragraph-rsid="002ca929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ca929" officeooo:paragraph-rsid="002d907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d907d" officeooo:paragraph-rsid="002d907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d907d" officeooo:paragraph-rsid="002ca929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ef3a0" officeooo:paragraph-rsid="002ef3a0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304047" officeooo:paragraph-rsid="00304047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323b4b" officeooo:paragraph-rsid="00323b4b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33ed17" officeooo:paragraph-rsid="0033ed17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33ed17" officeooo:paragraph-rsid="0033ed17" fo:background-color="transparent"/>
    </style:style>
    <style:style style:name="P41" style:family="paragraph" style:parent-style-name="Standard" style:list-style-name="L1">
      <style:paragraph-properties fo:text-align="start" style:justify-single-word="false"/>
      <style:text-properties fo:color="#1b1b1b" loext:opacity="100%" officeooo:rsid="0037e432" officeooo:paragraph-rsid="0037e432" fo:background-color="transparent"/>
    </style:style>
    <style:style style:name="P42" style:family="paragraph" style:parent-style-name="Standard" style:list-style-name="L1">
      <style:paragraph-properties fo:text-align="start" style:justify-single-word="false"/>
      <style:text-properties fo:color="#1b1b1b" loext:opacity="100%" officeooo:rsid="003967ff" officeooo:paragraph-rsid="003967ff" fo:background-color="transparent"/>
    </style:style>
    <style:style style:name="P43" style:family="paragraph" style:parent-style-name="Standard" style:list-style-name="L1">
      <style:paragraph-properties fo:text-align="start" style:justify-single-word="false"/>
      <style:text-properties fo:color="#1b1b1b" loext:opacity="100%" officeooo:rsid="003abe4c" officeooo:paragraph-rsid="003abe4c" fo:background-color="transparent"/>
    </style:style>
    <style:style style:name="P44" style:family="paragraph" style:parent-style-name="Standard" style:list-style-name="L1">
      <style:paragraph-properties fo:text-align="start" style:justify-single-word="false"/>
      <style:text-properties fo:color="#1b1b1b" loext:opacity="100%" officeooo:rsid="00441bb4" officeooo:paragraph-rsid="00441bb4" fo:background-color="transparent"/>
    </style:style>
    <style:style style:name="P45" style:family="paragraph" style:parent-style-name="Standard" style:list-style-name="L1">
      <style:paragraph-properties fo:text-align="start" style:justify-single-word="false"/>
      <style:text-properties fo:color="#1b1b1b" loext:opacity="100%" officeooo:rsid="004420b1" officeooo:paragraph-rsid="004420b1" fo:background-color="transparent"/>
    </style:style>
    <style:style style:name="P46" style:family="paragraph" style:parent-style-name="Standard" style:list-style-name="L1">
      <style:paragraph-properties fo:text-align="start" style:justify-single-word="false"/>
      <style:text-properties fo:color="#1b1b1b" loext:opacity="100%" officeooo:rsid="0045469e" officeooo:paragraph-rsid="0045469e" fo:background-color="transparent"/>
    </style:style>
    <style:style style:name="P47" style:family="paragraph" style:parent-style-name="Standard" style:list-style-name="L1">
      <style:paragraph-properties fo:text-align="start" style:justify-single-word="false"/>
      <style:text-properties fo:color="#1b1b1b" loext:opacity="100%" officeooo:rsid="0046deec" officeooo:paragraph-rsid="0046deec" fo:background-color="transparent"/>
    </style:style>
    <style:style style:name="P48" style:family="paragraph" style:parent-style-name="Standard" style:list-style-name="L1">
      <style:paragraph-properties fo:text-align="start" style:justify-single-word="false"/>
      <style:text-properties fo:color="#1b1b1b" loext:opacity="100%" officeooo:rsid="004b748d" officeooo:paragraph-rsid="004b748d" fo:background-color="transparent"/>
    </style:style>
    <style:style style:name="P49" style:family="paragraph" style:parent-style-name="Standard" style:list-style-name="L1">
      <style:paragraph-properties fo:text-align="start" style:justify-single-word="false"/>
      <style:text-properties fo:color="#1b1b1b" loext:opacity="100%" officeooo:rsid="004cc7e0" officeooo:paragraph-rsid="004cc7e0" fo:background-color="transparent"/>
    </style:style>
    <style:style style:name="P50" style:family="paragraph" style:parent-style-name="Standard" style:list-style-name="L1">
      <style:paragraph-properties fo:text-align="start" style:justify-single-word="false"/>
      <style:text-properties fo:color="#1b1b1b" loext:opacity="100%" fo:font-weight="bold" officeooo:rsid="0037e432" officeooo:paragraph-rsid="0037e432" fo:background-color="transparent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color="#1b1b1b" loext:opacity="100%" fo:font-weight="bold" officeooo:rsid="003d6b28" officeooo:paragraph-rsid="003f5f4b" fo:background-color="transparent" style:font-weight-asian="bold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color="#1b1b1b" loext:opacity="100%" officeooo:rsid="0046deec" officeooo:paragraph-rsid="0046deec" fo:background-color="#ffff00"/>
    </style:style>
    <style:style style:name="P53" style:family="paragraph" style:parent-style-name="Standard" style:list-style-name="L1">
      <style:paragraph-properties fo:text-align="start" style:justify-single-word="false"/>
      <style:text-properties officeooo:rsid="003c19fe" officeooo:paragraph-rsid="003c19fe"/>
    </style:style>
    <style:style style:name="P54" style:family="paragraph" style:parent-style-name="Standard" style:list-style-name="L1">
      <style:paragraph-properties fo:text-align="start" style:justify-single-word="false"/>
      <style:text-properties officeooo:rsid="00441bb4" officeooo:paragraph-rsid="00441bb4"/>
    </style:style>
    <style:style style:name="P55" style:family="paragraph" style:parent-style-name="Standard" style:list-style-name="L1">
      <style:paragraph-properties fo:text-align="start" style:justify-single-word="false"/>
      <style:text-properties officeooo:rsid="004b748d" officeooo:paragraph-rsid="004b748d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2ca929"/>
    </style:style>
    <style:style style:name="P57" style:family="paragraph" style:parent-style-name="Standard" style:list-style-name="L1">
      <style:paragraph-properties fo:text-align="start" style:justify-single-word="false"/>
      <style:text-properties officeooo:rsid="0042e56a" officeooo:paragraph-rsid="0042e56a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45469e" officeooo:paragraph-rsid="0045469e"/>
    </style:style>
    <style:style style:name="P59" style:family="paragraph" style:parent-style-name="Standard" style:list-style-name="L1">
      <style:paragraph-properties fo:text-align="start" style:justify-single-word="false"/>
      <style:text-properties officeooo:rsid="00512940" officeooo:paragraph-rsid="00512940"/>
    </style:style>
    <style:style style:name="P60" style:family="paragraph" style:parent-style-name="Standard" style:list-style-name="L2">
      <style:paragraph-properties fo:text-align="start" style:justify-single-word="false"/>
      <style:text-properties officeooo:rsid="0053ac5c" officeooo:paragraph-rsid="0053ac5c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56ae41" officeooo:paragraph-rsid="0056ae41"/>
    </style:style>
    <style:style style:name="P62" style:family="paragraph" style:parent-style-name="Standard" style:list-style-name="L2">
      <style:paragraph-properties fo:text-align="start" style:justify-single-word="false"/>
      <style:text-properties officeooo:rsid="0057d31c" officeooo:paragraph-rsid="0057d31c"/>
    </style:style>
    <style:style style:name="P63" style:family="paragraph" style:parent-style-name="Standard" style:list-style-name="L2">
      <style:paragraph-properties fo:text-align="start" style:justify-single-word="false"/>
      <style:text-properties officeooo:rsid="0065d63c" officeooo:paragraph-rsid="0065d63c"/>
    </style:style>
    <style:style style:name="P64" style:family="paragraph" style:parent-style-name="Standard" style:list-style-name="L2">
      <style:paragraph-properties fo:text-align="start" style:justify-single-word="false"/>
      <style:text-properties officeooo:rsid="00660389" officeooo:paragraph-rsid="00660389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660389" officeooo:paragraph-rsid="0066f2aa"/>
    </style:style>
    <style:style style:name="P66" style:family="paragraph" style:parent-style-name="Standard" style:list-style-name="L2">
      <style:paragraph-properties fo:text-align="start" style:justify-single-word="false"/>
      <style:text-properties officeooo:rsid="007b23d7" officeooo:paragraph-rsid="007b23d7"/>
    </style:style>
    <style:style style:name="P67" style:family="paragraph" style:parent-style-name="Standard" style:list-style-name="L2">
      <style:paragraph-properties fo:text-align="start" style:justify-single-word="false"/>
      <style:text-properties officeooo:rsid="0066f2aa" officeooo:paragraph-rsid="0066f2aa"/>
    </style:style>
    <style:style style:name="P68" style:family="paragraph" style:parent-style-name="Standard" style:list-style-name="L2">
      <style:paragraph-properties fo:text-align="start" style:justify-single-word="false"/>
      <style:text-properties officeooo:rsid="0067ee4e" officeooo:paragraph-rsid="0067ee4e"/>
    </style:style>
    <style:style style:name="P69" style:family="paragraph" style:parent-style-name="Standard" style:list-style-name="L2">
      <style:paragraph-properties fo:text-align="start" style:justify-single-word="false"/>
      <style:text-properties officeooo:rsid="00692dc8" officeooo:paragraph-rsid="00692dc8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591211" officeooo:paragraph-rsid="00591211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5cdc10" officeooo:paragraph-rsid="005cdc10"/>
    </style:style>
    <style:style style:name="P72" style:family="paragraph" style:parent-style-name="Standard" style:list-style-name="L2">
      <style:paragraph-properties fo:text-align="start" style:justify-single-word="false"/>
      <style:text-properties officeooo:rsid="005e9c0f" officeooo:paragraph-rsid="005e9c0f"/>
    </style:style>
    <style:style style:name="P73" style:family="paragraph" style:parent-style-name="Standard" style:list-style-name="L2">
      <style:paragraph-properties fo:text-align="start" style:justify-single-word="false"/>
      <style:text-properties officeooo:rsid="00608e9f" officeooo:paragraph-rsid="00608e9f"/>
    </style:style>
    <style:style style:name="P74" style:family="paragraph" style:parent-style-name="Standard" style:list-style-name="L2">
      <style:paragraph-properties fo:text-align="start" style:justify-single-word="false"/>
      <style:text-properties officeooo:rsid="00618483" officeooo:paragraph-rsid="00618483"/>
    </style:style>
    <style:style style:name="P75" style:family="paragraph" style:parent-style-name="Standard" style:list-style-name="L2">
      <style:paragraph-properties fo:text-align="start" style:justify-single-word="false"/>
      <style:text-properties officeooo:rsid="00633c1c" officeooo:paragraph-rsid="00633c1c"/>
    </style:style>
    <style:style style:name="P76" style:family="paragraph" style:parent-style-name="Standard" style:list-style-name="L2">
      <style:paragraph-properties fo:text-align="start" style:justify-single-word="false"/>
      <style:text-properties officeooo:rsid="00640325" officeooo:paragraph-rsid="00640325"/>
    </style:style>
    <style:style style:name="P77" style:family="paragraph" style:parent-style-name="Standard" style:list-style-name="L2">
      <style:paragraph-properties fo:text-align="start" style:justify-single-word="false"/>
      <style:text-properties officeooo:rsid="0061f086" officeooo:paragraph-rsid="0061f086"/>
    </style:style>
    <style:style style:name="P78" style:family="paragraph" style:parent-style-name="Standard" style:list-style-name="L2">
      <style:paragraph-properties fo:text-align="start" style:justify-single-word="false"/>
      <style:text-properties officeooo:rsid="0065619b" officeooo:paragraph-rsid="0065619b"/>
    </style:style>
    <style:style style:name="P79" style:family="paragraph" style:parent-style-name="Standard" style:list-style-name="L2">
      <style:paragraph-properties fo:text-align="start" style:justify-single-word="false"/>
      <style:text-properties officeooo:rsid="006ae745" officeooo:paragraph-rsid="006ae745"/>
    </style:style>
    <style:style style:name="P80" style:family="paragraph" style:parent-style-name="Standard" style:list-style-name="L2">
      <style:paragraph-properties fo:text-align="start" style:justify-single-word="false"/>
      <style:text-properties officeooo:rsid="0080c1b3" officeooo:paragraph-rsid="008222a7"/>
    </style:style>
    <style:style style:name="P81" style:family="paragraph" style:parent-style-name="Standard" style:list-style-name="L2">
      <style:paragraph-properties fo:text-align="start" style:justify-single-word="false"/>
      <style:text-properties officeooo:rsid="0080c1b3" officeooo:paragraph-rsid="0080c1b3"/>
    </style:style>
    <style:style style:name="P82" style:family="paragraph" style:parent-style-name="Standard" style:list-style-name="L2">
      <style:paragraph-properties fo:text-align="start" style:justify-single-word="false"/>
      <style:text-properties officeooo:rsid="006e047c" officeooo:paragraph-rsid="006e047c"/>
    </style:style>
    <style:style style:name="P83" style:family="paragraph" style:parent-style-name="Standard" style:list-style-name="L2">
      <style:paragraph-properties fo:text-align="start" style:justify-single-word="false"/>
      <style:text-properties officeooo:rsid="006e08bc" officeooo:paragraph-rsid="006e08bc"/>
    </style:style>
    <style:style style:name="P84" style:family="paragraph" style:parent-style-name="Standard" style:list-style-name="L2">
      <style:paragraph-properties fo:text-align="start" style:justify-single-word="false"/>
      <style:text-properties officeooo:rsid="00718a42" officeooo:paragraph-rsid="00718a42"/>
    </style:style>
    <style:style style:name="P85" style:family="paragraph" style:parent-style-name="Standard" style:list-style-name="L2">
      <style:paragraph-properties fo:text-align="start" style:justify-single-word="false"/>
      <style:text-properties officeooo:rsid="00737dfa" officeooo:paragraph-rsid="00737dfa"/>
    </style:style>
    <style:style style:name="P86" style:family="paragraph" style:parent-style-name="Standard" style:list-style-name="L2">
      <style:paragraph-properties fo:text-align="start" style:justify-single-word="false"/>
      <style:text-properties officeooo:rsid="00764e77" officeooo:paragraph-rsid="00764e77"/>
    </style:style>
    <style:style style:name="P87" style:family="paragraph" style:parent-style-name="Standard" style:list-style-name="L2">
      <style:paragraph-properties fo:text-align="start" style:justify-single-word="false"/>
      <style:text-properties officeooo:rsid="0078043f" officeooo:paragraph-rsid="0078043f"/>
    </style:style>
    <style:style style:name="P88" style:family="paragraph" style:parent-style-name="Standard" style:list-style-name="L2">
      <style:paragraph-properties fo:text-align="start" style:justify-single-word="false"/>
      <style:text-properties officeooo:rsid="007b876b" officeooo:paragraph-rsid="007b876b"/>
    </style:style>
    <style:style style:name="P89" style:family="paragraph" style:parent-style-name="Standard" style:list-style-name="L2">
      <style:paragraph-properties fo:text-align="start" style:justify-single-word="false"/>
      <style:text-properties officeooo:rsid="006fbf2b" officeooo:paragraph-rsid="006fbf2b"/>
    </style:style>
    <style:style style:name="P90" style:family="paragraph" style:parent-style-name="Standard" style:list-style-name="L2">
      <style:paragraph-properties fo:text-align="start" style:justify-single-word="false"/>
      <style:text-properties officeooo:rsid="007173bf" officeooo:paragraph-rsid="007173bf"/>
    </style:style>
    <style:style style:name="P91" style:family="paragraph" style:parent-style-name="Standard" style:list-style-name="L2">
      <style:paragraph-properties fo:text-align="start" style:justify-single-word="false"/>
      <style:text-properties officeooo:rsid="007d491a" officeooo:paragraph-rsid="007d491a"/>
    </style:style>
    <style:style style:name="P92" style:family="paragraph" style:parent-style-name="Standard" style:list-style-name="L2">
      <style:paragraph-properties fo:text-align="start" style:justify-single-word="false"/>
      <style:text-properties officeooo:rsid="007d62ba" officeooo:paragraph-rsid="007d62ba"/>
    </style:style>
    <style:style style:name="P93" style:family="paragraph" style:parent-style-name="Standard" style:list-style-name="L2">
      <style:paragraph-properties fo:text-align="start" style:justify-single-word="false"/>
      <style:text-properties officeooo:rsid="007dad4f" officeooo:paragraph-rsid="007dad4f"/>
    </style:style>
    <style:style style:name="P94" style:family="paragraph" style:parent-style-name="Standard" style:list-style-name="L2">
      <style:paragraph-properties fo:text-align="start" style:justify-single-word="false"/>
      <style:text-properties officeooo:rsid="007edb38" officeooo:paragraph-rsid="007edb38"/>
    </style:style>
    <style:style style:name="P95" style:family="paragraph" style:parent-style-name="Standard" style:list-style-name="L2">
      <style:paragraph-properties fo:text-align="start" style:justify-single-word="false"/>
      <style:text-properties officeooo:rsid="00855f7e" officeooo:paragraph-rsid="00855f7e"/>
    </style:style>
    <style:style style:name="P96" style:family="paragraph" style:parent-style-name="Standard" style:list-style-name="L2">
      <style:paragraph-properties fo:text-align="start" style:justify-single-word="false"/>
      <style:text-properties officeooo:rsid="0086b8dc" officeooo:paragraph-rsid="0086b8dc"/>
    </style:style>
    <style:style style:name="P97" style:family="paragraph" style:parent-style-name="Standard" style:list-style-name="L2">
      <style:paragraph-properties fo:text-align="start" style:justify-single-word="false"/>
      <style:text-properties officeooo:rsid="0087c985" officeooo:paragraph-rsid="0087c985"/>
    </style:style>
    <style:style style:name="P98" style:family="paragraph" style:parent-style-name="Standard" style:list-style-name="L2">
      <style:paragraph-properties fo:text-align="start" style:justify-single-word="false"/>
      <style:text-properties officeooo:rsid="00950dcd" officeooo:paragraph-rsid="00950dcd"/>
    </style:style>
    <style:style style:name="P99" style:family="paragraph" style:parent-style-name="Standard" style:list-style-name="L2">
      <style:paragraph-properties fo:text-align="start" style:justify-single-word="false"/>
      <style:text-properties officeooo:rsid="0086f70b" officeooo:paragraph-rsid="0086f70b"/>
    </style:style>
    <style:style style:name="P100" style:family="paragraph" style:parent-style-name="Standard" style:list-style-name="L2">
      <style:paragraph-properties fo:text-align="start" style:justify-single-word="false"/>
      <style:text-properties officeooo:rsid="00881010" officeooo:paragraph-rsid="00881010"/>
    </style:style>
    <style:style style:name="P101" style:family="paragraph" style:parent-style-name="Standard" style:list-style-name="L2">
      <style:paragraph-properties fo:text-align="start" style:justify-single-word="false"/>
      <style:text-properties officeooo:rsid="0089c817" officeooo:paragraph-rsid="0089c817"/>
    </style:style>
    <style:style style:name="P102" style:family="paragraph" style:parent-style-name="Standard" style:list-style-name="L2">
      <style:paragraph-properties fo:text-align="start" style:justify-single-word="false"/>
      <style:text-properties officeooo:rsid="0089c817" officeooo:paragraph-rsid="008bbe02"/>
    </style:style>
    <style:style style:name="P103" style:family="paragraph" style:parent-style-name="Standard" style:list-style-name="L2">
      <style:paragraph-properties fo:text-align="start" style:justify-single-word="false"/>
      <style:text-properties officeooo:rsid="008bbe02" officeooo:paragraph-rsid="008bbe02"/>
    </style:style>
    <style:style style:name="P104" style:family="paragraph" style:parent-style-name="Standard" style:list-style-name="L2">
      <style:paragraph-properties fo:text-align="start" style:justify-single-word="false"/>
      <style:text-properties officeooo:rsid="008d3f0d" officeooo:paragraph-rsid="008d3f0d"/>
    </style:style>
    <style:style style:name="P105" style:family="paragraph" style:parent-style-name="Standard" style:list-style-name="L2">
      <style:paragraph-properties fo:text-align="start" style:justify-single-word="false"/>
      <style:text-properties officeooo:rsid="008eb0d6" officeooo:paragraph-rsid="008eb0d6"/>
    </style:style>
    <style:style style:name="P106" style:family="paragraph" style:parent-style-name="Standard" style:list-style-name="L2">
      <style:paragraph-properties fo:text-align="start" style:justify-single-word="false"/>
      <style:text-properties officeooo:rsid="0090bd6b" officeooo:paragraph-rsid="0090bd6b"/>
    </style:style>
    <style:style style:name="P107" style:family="paragraph" style:parent-style-name="Standard" style:list-style-name="L2">
      <style:paragraph-properties fo:text-align="start" style:justify-single-word="false"/>
      <style:text-properties officeooo:rsid="0091fd69" officeooo:paragraph-rsid="0091fd69"/>
    </style:style>
    <style:style style:name="P108" style:family="paragraph" style:parent-style-name="Standard" style:list-style-name="L2">
      <style:paragraph-properties fo:text-align="start" style:justify-single-word="false"/>
      <style:text-properties officeooo:rsid="008f7701" officeooo:paragraph-rsid="008f7701"/>
    </style:style>
    <style:style style:name="P109" style:family="paragraph" style:parent-style-name="Standard" style:list-style-name="L2">
      <style:paragraph-properties fo:text-align="start" style:justify-single-word="false"/>
      <style:text-properties officeooo:rsid="00936229" officeooo:paragraph-rsid="00936229"/>
    </style:style>
    <style:style style:name="P110" style:family="paragraph" style:parent-style-name="Standard" style:list-style-name="L2">
      <style:paragraph-properties fo:text-align="start" style:justify-single-word="false"/>
      <style:text-properties officeooo:rsid="00979121" officeooo:paragraph-rsid="00979121"/>
    </style:style>
    <style:style style:name="P111" style:family="paragraph" style:parent-style-name="Standard" style:list-style-name="L2">
      <style:paragraph-properties fo:text-align="start" style:justify-single-word="false"/>
      <style:text-properties officeooo:rsid="0097c84f" officeooo:paragraph-rsid="0097c84f"/>
    </style:style>
    <style:style style:name="P112" style:family="paragraph" style:parent-style-name="Standard" style:list-style-name="L2">
      <style:paragraph-properties fo:text-align="start" style:justify-single-word="false"/>
      <style:text-properties officeooo:rsid="0099fe85" officeooo:paragraph-rsid="0099fe85"/>
    </style:style>
    <style:style style:name="P113" style:family="paragraph" style:parent-style-name="Standard" style:list-style-name="L2">
      <style:paragraph-properties fo:text-align="start" style:justify-single-word="false"/>
      <style:text-properties officeooo:rsid="009aad10" officeooo:paragraph-rsid="009aad10"/>
    </style:style>
    <style:style style:name="P114" style:family="paragraph" style:parent-style-name="Standard" style:list-style-name="L2">
      <style:paragraph-properties fo:text-align="start" style:justify-single-word="false"/>
      <style:text-properties officeooo:rsid="009c346d" officeooo:paragraph-rsid="009c346d"/>
    </style:style>
    <style:style style:name="P115" style:family="paragraph" style:parent-style-name="Standard" style:list-style-name="L2">
      <style:paragraph-properties fo:text-align="start" style:justify-single-word="false"/>
      <style:text-properties officeooo:rsid="009ca558" officeooo:paragraph-rsid="009ca558"/>
    </style:style>
    <style:style style:name="P116" style:family="paragraph" style:parent-style-name="Standard" style:list-style-name="L2">
      <style:paragraph-properties fo:text-align="start" style:justify-single-word="false"/>
      <style:text-properties officeooo:rsid="009e0713" officeooo:paragraph-rsid="009e0713"/>
    </style:style>
    <style:style style:name="P117" style:family="paragraph" style:parent-style-name="Standard" style:list-style-name="L2">
      <style:paragraph-properties fo:text-align="start" style:justify-single-word="false"/>
      <style:text-properties officeooo:rsid="009ff0fb" officeooo:paragraph-rsid="009ff0fb"/>
    </style:style>
    <style:style style:name="P118" style:family="paragraph" style:parent-style-name="Standard" style:list-style-name="L2">
      <style:paragraph-properties fo:text-align="start" style:justify-single-word="false"/>
      <style:text-properties officeooo:rsid="00a178dc" officeooo:paragraph-rsid="00a178dc"/>
    </style:style>
    <style:style style:name="P119" style:family="paragraph" style:parent-style-name="Standard" style:list-style-name="L2">
      <style:paragraph-properties fo:text-align="start" style:justify-single-word="false"/>
      <style:text-properties officeooo:rsid="00a3dfd6" officeooo:paragraph-rsid="00a3dfd6"/>
    </style:style>
    <style:style style:name="P120" style:family="paragraph" style:parent-style-name="Standard" style:list-style-name="L2">
      <style:paragraph-properties fo:text-align="start" style:justify-single-word="false"/>
      <style:text-properties officeooo:rsid="00a6f924" officeooo:paragraph-rsid="00a6f924"/>
    </style:style>
    <style:style style:name="P121" style:family="paragraph" style:parent-style-name="Standard" style:list-style-name="L2">
      <style:paragraph-properties fo:text-align="start" style:justify-single-word="false"/>
      <style:text-properties officeooo:rsid="00abc766" officeooo:paragraph-rsid="00abc766"/>
    </style:style>
    <style:style style:name="P122" style:family="paragraph" style:parent-style-name="Standard">
      <style:paragraph-properties fo:text-align="start" style:justify-single-word="false"/>
      <style:text-properties officeooo:rsid="00aae55e" officeooo:paragraph-rsid="00aae55e"/>
    </style:style>
    <style:style style:name="P123" style:family="paragraph" style:parent-style-name="Standard">
      <style:paragraph-properties fo:text-align="start" style:justify-single-word="false"/>
      <style:text-properties fo:font-size="10pt" officeooo:rsid="00aae55e" officeooo:paragraph-rsid="00aae55e" style:font-size-asian="10pt" style:font-size-complex="10pt"/>
    </style:style>
    <style:style style:name="P124" style:family="paragraph" style:parent-style-name="Text_20_body" style:list-style-name="L2">
      <style:paragraph-properties fo:text-align="start" style:justify-single-word="false"/>
      <style:text-properties officeooo:rsid="009aad10" officeooo:paragraph-rsid="009aad10"/>
    </style:style>
    <style:style style:name="P125" style:family="paragraph" style:parent-style-name="Text_20_body" style:list-style-name="L3"/>
    <style:style style:name="P126" style:family="paragraph" style:parent-style-name="Text_20_body" style:list-style-name="L4"/>
    <style:style style:name="P127" style:family="paragraph" style:parent-style-name="Text_20_body" style:list-style-name="L6"/>
    <style:style style:name="P128" style:family="paragraph" style:parent-style-name="Text_20_body" style:list-style-name="L7"/>
    <style:style style:name="P129" style:family="paragraph" style:parent-style-name="Text_20_body" style:list-style-name="L9"/>
    <style:style style:name="P130" style:family="paragraph" style:parent-style-name="Text_20_body" style:list-style-name="L11"/>
    <style:style style:name="P131" style:family="paragraph" style:parent-style-name="Text_20_body" style:list-style-name="L3">
      <style:text-properties fo:font-size="10pt" style:font-size-asian="10pt" style:font-size-complex="10pt"/>
    </style:style>
    <style:style style:name="P132" style:family="paragraph" style:parent-style-name="Text_20_body" style:list-style-name="L4">
      <style:text-properties fo:font-size="10pt" style:font-size-asian="10pt" style:font-size-complex="10pt"/>
    </style:style>
    <style:style style:name="P133" style:family="paragraph" style:parent-style-name="Text_20_body" style:list-style-name="L5">
      <style:text-properties fo:font-size="10pt" style:font-size-asian="10pt" style:font-size-complex="10pt"/>
    </style:style>
    <style:style style:name="P134" style:family="paragraph" style:parent-style-name="Text_20_body" style:list-style-name="L6">
      <style:text-properties fo:font-size="10pt" style:font-size-asian="10pt" style:font-size-complex="10pt"/>
    </style:style>
    <style:style style:name="P135" style:family="paragraph" style:parent-style-name="Text_20_body" style:list-style-name="L7">
      <style:text-properties fo:font-size="10pt" style:font-size-asian="10pt" style:font-size-complex="10pt"/>
    </style:style>
    <style:style style:name="P136" style:family="paragraph" style:parent-style-name="Text_20_body" style:list-style-name="L8">
      <style:text-properties fo:font-size="10pt" style:font-size-asian="10pt" style:font-size-complex="10pt"/>
    </style:style>
    <style:style style:name="P137" style:family="paragraph" style:parent-style-name="Text_20_body" style:list-style-name="L9">
      <style:text-properties fo:font-size="10pt" style:font-size-asian="10pt" style:font-size-complex="10pt"/>
    </style:style>
    <style:style style:name="P138" style:family="paragraph" style:parent-style-name="Text_20_body" style:list-style-name="L10">
      <style:text-properties fo:font-size="10pt" style:font-size-asian="10pt" style:font-size-complex="10pt"/>
    </style:style>
    <style:style style:name="P139" style:family="paragraph" style:parent-style-name="Text_20_body" style:list-style-name="L11">
      <style:text-properties fo:font-size="10pt" style:font-size-asian="10pt" style:font-size-complex="10pt"/>
    </style:style>
    <style:style style:name="P140" style:family="paragraph" style:parent-style-name="Text_20_body" style:list-style-name="L12">
      <style:text-properties fo:font-size="10pt" style:font-size-asian="10pt" style:font-size-complex="10pt"/>
    </style:style>
    <style:style style:name="P141" style:family="paragraph" style:parent-style-name="Text_20_body" style:list-style-name="L13">
      <style:text-properties fo:font-size="10pt" style:font-size-asian="10pt" style:font-size-complex="10pt"/>
    </style:style>
    <style:style style:name="P142" style:family="paragraph" style:parent-style-name="Text_20_body" style:list-style-name="L14">
      <style:text-properties fo:font-size="10pt" style:font-size-asian="10pt" style:font-size-complex="10pt"/>
    </style:style>
    <style:style style:name="P143" style:family="paragraph" style:parent-style-name="Text_20_body" style:list-style-name="L15">
      <style:text-properties fo:font-size="10pt" style:font-size-asian="10pt" style:font-size-complex="10pt"/>
    </style:style>
    <style:style style:name="P144" style:family="paragraph" style:parent-style-name="Text_20_body" style:list-style-name="L16">
      <style:text-properties fo:font-size="10pt" style:font-size-asian="10pt" style:font-size-complex="10pt"/>
    </style:style>
    <style:style style:name="P145" style:family="paragraph" style:parent-style-name="Text_20_body" style:list-style-name="L17">
      <style:text-properties fo:font-size="10pt" style:font-size-asian="10pt" style:font-size-complex="10pt"/>
    </style:style>
    <style:style style:name="P146" style:family="paragraph" style:parent-style-name="Text_20_body" style:list-style-name="L18">
      <style:text-properties fo:font-size="10pt" style:font-size-asian="10pt" style:font-size-complex="10pt"/>
    </style:style>
    <style:style style:name="P147" style:family="paragraph" style:parent-style-name="Text_20_body" style:list-style-name="L19">
      <style:text-properties fo:font-size="10pt" style:font-size-asian="10pt" style:font-size-complex="10pt"/>
    </style:style>
    <style:style style:name="P148" style:family="paragraph" style:parent-style-name="Text_20_body" style:list-style-name="L20">
      <style:text-properties fo:font-size="10pt" style:font-size-asian="10pt" style:font-size-complex="10pt"/>
    </style:style>
    <style:style style:name="T1" style:family="text">
      <style:text-properties officeooo:rsid="001a0e32"/>
    </style:style>
    <style:style style:name="T2" style:family="text">
      <style:text-properties officeooo:rsid="001cc1cf"/>
    </style:style>
    <style:style style:name="T3" style:family="text">
      <style:text-properties officeooo:rsid="00254326"/>
    </style:style>
    <style:style style:name="T4" style:family="text">
      <style:text-properties officeooo:rsid="0029f902"/>
    </style:style>
    <style:style style:name="T5" style:family="text">
      <style:text-properties officeooo:rsid="002ca92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ef3a0"/>
    </style:style>
    <style:style style:name="T8" style:family="text">
      <style:text-properties fo:color="#1b1b1b" loext:opacity="100%"/>
    </style:style>
    <style:style style:name="T9" style:family="text">
      <style:text-properties fo:color="#1b1b1b" loext:opacity="100%" fo:background-color="#ffff00" loext:char-shading-value="0"/>
    </style:style>
    <style:style style:name="T10" style:family="text">
      <style:text-properties fo:color="#1b1b1b" loext:opacity="100%" fo:font-weight="bold" style:font-weight-asian="bold" style:font-weight-complex="bold"/>
    </style:style>
    <style:style style:name="T11" style:family="text">
      <style:text-properties fo:color="#1b1b1b" loext:opacity="100%" fo:font-weight="bold" officeooo:rsid="003d6b28" fo:background-color="transparent" loext:char-shading-value="0" style:font-weight-asian="bold" style:font-weight-complex="bold"/>
    </style:style>
    <style:style style:name="T12" style:family="text">
      <style:text-properties fo:color="#1b1b1b" loext:opacity="100%" fo:background-color="transparent" loext:char-shading-value="0"/>
    </style:style>
    <style:style style:name="T13" style:family="text">
      <style:text-properties fo:color="#1b1b1b" loext:opacity="100%" officeooo:rsid="003d6b28" fo:background-color="transparent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5ce5d"/>
    </style:style>
    <style:style style:name="T16" style:family="text">
      <style:text-properties officeooo:rsid="0049c262"/>
    </style:style>
    <style:style style:name="T17" style:family="text">
      <style:text-properties officeooo:rsid="00555710"/>
    </style:style>
    <style:style style:name="T18" style:family="text">
      <style:text-properties officeooo:rsid="0056ae41"/>
    </style:style>
    <style:style style:name="T19" style:family="text">
      <style:text-properties officeooo:rsid="0057d31c"/>
    </style:style>
    <style:style style:name="T20" style:family="text">
      <style:text-properties officeooo:rsid="00586e4a"/>
    </style:style>
    <style:style style:name="T21" style:family="text">
      <style:text-properties officeooo:rsid="0065d63c"/>
    </style:style>
    <style:style style:name="T22" style:family="text">
      <style:text-properties officeooo:rsid="0066f2aa"/>
    </style:style>
    <style:style style:name="T23" style:family="text">
      <style:text-properties officeooo:rsid="006c1700"/>
    </style:style>
    <style:style style:name="T24" style:family="text">
      <style:text-properties officeooo:rsid="006ddcb3"/>
    </style:style>
    <style:style style:name="T25" style:family="text">
      <style:text-properties officeooo:rsid="00746833"/>
    </style:style>
    <style:style style:name="T26" style:family="text">
      <style:text-properties officeooo:rsid="0079c4af"/>
    </style:style>
    <style:style style:name="T27" style:family="text">
      <style:text-properties officeooo:rsid="0080c1b3"/>
    </style:style>
    <style:style style:name="T28" style:family="text">
      <style:text-properties officeooo:rsid="008222a7"/>
    </style:style>
    <style:style style:name="T29" style:family="text">
      <style:text-properties officeooo:rsid="008bbe02"/>
    </style:style>
    <style:style style:name="T30" style:family="text">
      <style:text-properties officeooo:rsid="008e5096"/>
    </style:style>
    <style:style style:name="T31" style:family="text">
      <style:text-properties officeooo:rsid="00924e48"/>
    </style:style>
    <style:style style:name="T32" style:family="text">
      <style:text-properties officeooo:rsid="0099250d"/>
    </style:style>
    <style:style style:name="T33" style:family="text">
      <style:text-properties officeooo:rsid="00a558f0"/>
    </style:style>
    <style:style style:name="T34" style:family="text">
      <style:text-properties officeooo:rsid="00abd79d"/>
    </style:style>
    <style:style style:name="T35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gung 13.11.25</text:p>
      <text:p text:style-name="P1"/>
      <text:list xml:id="list2987073433" text:style-name="L1">
        <text:list-item>
          <text:p text:style-name="P11"><text:span text:style-name="T1">Herderinstitut für historische Ostmitteleuropaforschung </text:span><text:span text:style-name="T2">| </text:span><text:span text:style-name="T1"><text:s/></text:span>Christian Lotz, Marc Friede (HI Marburg)</text:p>
          <text:list>
            <text:list-item>
              <text:p text:style-name="P12"><text:s/>verschiedene Datenbanken pica , mysql, acta pro, cms</text:p>
            </text:list-item>
            <text:list-item>
              <text:p text:style-name="P13">gazetteers.net</text:p>
              <text:list>
                <text:list-item>
                  <text:p text:style-name="P12">Webanwendung zum Durchsuchen und Vergleichen vorhandener digitaler Orsnamen-Verzeichnisse</text:p>
                </text:list-item>
                <text:list-item>
                  <text:p text:style-name="P12">Ortsnamenforschung / Recherche über </text:p>
                  <text:list>
                    <text:list-item>
                      <text:p text:style-name="P18">=&gt; verzweigung möglich über <text:s/>Gazetteers vom Landesportal</text:p>
                    </text:list-item>
                  </text:list>
                </text:list-item>
                <text:list-item>
                  <text:p text:style-name="P12">Indirekte Verortung von Sammlungsbeständen und Daten mittels eindeutiger geografischer Normdatensätze</text:p>
                  <text:list>
                    <text:list-item>
                      <text:list>
                        <text:list-item>
                          <text:p text:style-name="P12">über GND Siedlungen weniger</text:p>
                        </text:list-item>
                        <text:list-item>
                          <text:p text:style-name="P12">aus amtlichen Quellen viel viel mehr Siedlungsplätze</text:p>
                        </text:list-item>
                      </text:list>
                    </text:list-item>
                    <text:list-item>
                      <text:p text:style-name="P12">Vermessungsverwaltungen haben diese Daten, HerderInstitut will die benutzen </text:p>
                      <text:list>
                        <text:list-item>
                          <text:p text:style-name="P18">=&gt; Brandenburgische Vermessungsverwaltungen</text:p>
                        </text:list-item>
                      </text:list>
                    </text:list-item>
                  </text:list>
                </text:list-item>
                <text:list-item>
                  <text:p text:style-name="P12">Aufbau:</text:p>
                  <text:list>
                    <text:list-item>
                      <text:p text:style-name="P12">Beziehungen</text:p>
                    </text:list-item>
                    <text:list-item>
                      <text:p text:style-name="P12">hierachische Ordnung</text:p>
                    </text:list-item>
                    <text:list-item>
                      <text:p text:style-name="P12">Grenzpolygone nicht nur punkte </text:p>
                    </text:list-item>
                    <text:list-item>
                      <text:p text:style-name="P12">Mapping zwischen Ortserzeichnessen </text:p>
                    </text:list-item>
                  </text:list>
                </text:list-item>
                <text:list-item>
                  <text:p text:style-name="P12">Digicultverbund</text:p>
                  <text:list>
                    <text:list-item>
                      <text:p text:style-name="P12">Ortsdatenbank xTree.geografika =&gt; potentieller Partner))</text:p>
                    </text:list-item>
                    <text:list-item>
                      <text:p text:style-name="P12">Gnd legt nicht alle Informationen frei, nur erstmal als Freitext und nicjt als strukturierte Form</text:p>
                      <text:list>
                        <text:list-item>
                          <text:p text:style-name="P12">xTree.geografika-Erweiterung Datenmodell</text:p>
                        </text:list-item>
                        <text:list-item>
                          <text:p text:style-name="P20">Nutzung geomorphologische Struktur</text:p>
                        </text:list-item>
                      </text:list>
                    </text:list-item>
                    <text:list-item>
                      <text:p text:style-name="P20">für jede Einheit Datensatz bilden (gemeinde, Siedlugen) eher im Sinne administrative Ordnung (Provinz, Landkreis)</text:p>
                    </text:list-item>
                    <text:list-item>
                      <text:p text:style-name="P20">soll in GND eingebrach werden</text:p>
                      <text:list>
                        <text:list-item>
                          <text:p text:style-name="P20">Polen zb: 16 woiwodenschaften</text:p>
                          <text:list>
                            <text:list-item>
                              <text:p text:style-name="P20">380 powiaty</text:p>
                            </text:list-item>
                            <text:list-item>
                              <text:p text:style-name="P20">2488 Gminy</text:p>
                            </text:list-item>
                            <text:list-item>
                              <text:p text:style-name="P20">43820 Siedlungsplätz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Visualisierungen:</text:p>
                  <text:list>
                    <text:list-item>
                      <text:p text:style-name="P21">schwer, vor allem Länderübergreifend</text:p>
                    </text:list-item>
                  </text:list>
                </text:list-item>
                <text:list-item>
                  <text:p text:style-name="P20">Herausforderungen:</text:p>
                  <text:list>
                    <text:list-item>
                      <text:p text:style-name="P20">Siedlungsplatz (GeoNAmes), <text:s/>die es nicht mehr gibt</text:p>
                    </text:list-item>
                    <text:list-item>
                      <text:p text:style-name="P20">Siedlungen die aufgehen in andere Orte (Stadteile, Städte=</text:p>
                    </text:list-item>
                    <text:list-item>
                      <text:p text:style-name="P20">Siedlungen die wandern / wechselnde Namen</text:p>
                      <text:list>
                        <text:list-item>
                          <text:p text:style-name="P20">verschiedene Siedlungsplätze </text:p>
                        </text:list-item>
                        <text:list-item>
                          <text:p text:style-name="P20">Zusammführung</text:p>
                        </text:list-item>
                      </text:list>
                    </text:list-item>
                    <text:list-item>
                      <text:p text:style-name="P20">Beziehungen auch interessant</text:p>
                    </text:list-item>
                  </text:list>
                </text:list-item>
                <text:list-item>
                  <text:p text:style-name="P23">weitere Notizen:</text:p>
                  <text:list>
                    <text:list-item>
                      <text:p text:style-name="P23">GND = pragmatisch, punktuell </text:p>
                      <text:list>
                        <text:list-item>
                          <text:p text:style-name="P23">keine Aussischt nach Polygonen</text:p>
                        </text:list-item>
                      </text:list>
                    </text:list-item>
                    <text:list-item>
                      <text:p text:style-name="P21">KI trainieren auf Ortslexikon</text:p>
                      <text:list>
                        <text:list-item>
                          <text:p text:style-name="P22">Für Verwaltungszuordnung</text:p>
                        </text:list-item>
                      </text:list>
                    </text:list-item>
                    <text:list-item>
                      <text:p text:style-name="P19">=&gt; Kontakt herstellen mit den Kollegen und Kollegen in Polen für Austatusch der Daten Neumar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02402236832834" text:continue-numbering="true" text:style-name="L1">
        <text:list-item>
          <text:p text:style-name="P14"><text:soft-page-break/>Digitalisierung am IStG Münster </text:p>
          <text:list>
            <text:list-item>
              <text:p text:style-name="P15">Thomas Tippach, Tobias Kniep: Werkstattbericht aus dem Historischen Atlas westfälischer Städte</text:p>
              <text:list>
                <text:list-item>
                  <text:p text:style-name="P24">ISTG / <text:span text:style-name="T3">Städteatlas Westfallen </text:span><text:a xlink:type="simple" xlink:href="https://www2.lwl.org/de/LWL/portal/" text:style-name="Internet_20_link" text:visited-style-name="Visited_20_Internet_20_Link"><text:span text:style-name="T3">https://www2.lwl.org/de/LWL/portal/</text:span></text:a><text:span text:style-name="T3"> </text:span></text:p>
                </text:list-item>
                <text:list-item>
                  <text:p text:style-name="P25">GIS Werkzeugkiste</text:p>
                  <text:list>
                    <text:list-item>
                      <text:p text:style-name="P25">Modellgrenzen</text:p>
                    </text:list-item>
                    <text:list-item>
                      <text:p text:style-name="P25">Fieldcalculator von QGIS </text:p>
                      <text:list>
                        <text:list-item>
                          <text:p text:style-name="P25">Werte verbinden </text:p>
                          <text:list>
                            <text:list-item>
                              <text:p text:style-name="P25">Werte eines anderen Lagers nach Position verknüpfen</text:p>
                            </text:list-item>
                            <text:list-item>
                              <text:p text:style-name="P26">count auf Parzelle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Tobias Runkel, Daniel Stracke: Digitale Projekte am IStG – Vom gedruckten Städteatlas zur Geodatenplattform <text:s/><text:a xlink:type="simple" xlink:href="https://www.uni-muenster.de/Staedtegeschichte/portal/" text:style-name="Internet_20_link" text:visited-style-name="Visited_20_Internet_20_Link">https://www.uni-muenster.de/Staedtegeschichte/portal/</text:a> </text:p>
              <text:list>
                <text:list-item>
                  <text:p text:style-name="P27">Retrodigitalisierung / Altatlanten</text:p>
                  <text:list>
                    <text:list-item>
                      <text:p text:style-name="P27">Splitscreen </text:p>
                    </text:list-item>
                    <text:list-item>
                      <text:p text:style-name="P27">unterschiedliche Aufnahmen werden kombiniert</text:p>
                    </text:list-item>
                  </text:list>
                </text:list-item>
                <text:list-item>
                  <text:p text:style-name="P27">Events (ortsverleegung)</text:p>
                  <text:list>
                    <text:list-item>
                      <text:p text:style-name="P27">feste Id vom Objekt</text:p>
                    </text:list-item>
                    <text:list-item>
                      <text:p text:style-name="P27">verschiedene Ids von Event<text:span text:style-name="T4">s</text:span></text:p>
                    </text:list-item>
                    <text:list-item>
                      <text:p text:style-name="P28">=&gt; <text:span text:style-name="T14">Kontakt zu Frau Doering bezüglich des Formats</text:span></text:p>
                    </text:list-item>
                  </text:list>
                </text:list-item>
                <text:list-item>
                  <text:p text:style-name="P29">HisMaComp</text:p>
                  <text:list>
                    <text:list-item>
                      <text:p text:style-name="P29">deutsch poln Objekt</text:p>
                    </text:list-item>
                    <text:list-item>
                      <text:p text:style-name="P29">Geodateninfrastruktur:</text:p>
                      <text:list>
                        <text:list-item>
                          <text:p text:style-name="P29">QGIS +Postgres/Postgis</text:p>
                        </text:list-item>
                        <text:list-item>
                          <text:p text:style-name="P29">Web Ontology language (semantische Daten) für Nachnutzung</text:p>
                          <text:list>
                            <text:list-item>
                              <text:p text:style-name="P29">techn. Herausforderung für Verbindung bis relationalen Datenbanken</text:p>
                            </text:list-item>
                            <text:list-item>
                              <text:p text:style-name="P29">modellierungen vom unbekannten möglich?</text:p>
                              <text:list>
                                <text:list-item>
                                  <text:p text:style-name="P29">kritisc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GeoNode (für öffentlichkeit) / Zenodo (langzeitrepo.)</text:p>
                        </text:list-item>
                        <text:list-item>
                          <text:p text:style-name="P29">Verbindung mit Python Skripte</text:p>
                        </text:list-item>
                        <text:list-item>
                          <text:p text:style-name="P30">Geodatenportala Dez 25 / Jan 2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Niklas Alt, Philipp Peter (HIL Marburg): Der digitale Hessische Städteatlas Fulda – ein Pilotprojekt </text:p>
          <text:list>
            <text:list-item>
              <text:p text:style-name="P31">OCR → Excel</text:p>
            </text:list-item>
            <text:list-item>
              <text:p text:style-name="P32">Ende 2026 Projekt</text:p>
            </text:list-item>
            <text:list-item>
              <text:p text:style-name="P31">Transkribierung </text:p>
            </text:list-item>
            <text:list-item>
              <text:p text:style-name="P31">Nachhaltigkeit</text:p>
              <text:list>
                <text:list-item>
                  <text:p text:style-name="P31">nachhaltige Unterstützung des Frameworks</text:p>
                  <text:list>
                    <text:list-item>
                      <text:p text:style-name="P31">Problem dass trz Abhänigkeit </text:p>
                    </text:list-item>
                  </text:list>
                </text:list-item>
                <text:list-item>
                  <text:p text:style-name="P31">WebGIS </text:p>
                  <text:list>
                    <text:list-item>
                      <text:p text:style-name="P31">Backend-bib = Karten</text:p>
                    </text:list-item>
                    <text:list-item>
                      <text:p text:style-name="P31">Frontend-bib = Darstellung</text:p>
                    </text:list-item>
                    <text:list-item>
                      <text:p text:style-name="P31">Framework Geojs</text:p>
                    </text:list-item>
                  </text:list>
                </text:list-item>
              </text:list>
            </text:list-item>
            <text:list-item>
              <text:p text:style-name="P31">Projekt Urkataster (einheitliches Datenschema, automatisierte Übertragung in Open Source Konfiguration)</text:p>
            </text:list-item>
            <text:list-item>
              <text:p text:style-name="P32">Migrationsfrage = essentiel wegen Kosten, die man nicht sieht</text:p>
              <text:list>
                <text:list-item>
                  <text:p text:style-name="P32">Bsp view 2 auf view 3</text:p>
                </text:list-item>
              </text:list>
            </text:list-item>
            <text:list-item>
              <text:p text:style-name="P32">Plugins für Fotos </text:p>
            </text:list-item>
            <text:list-item>
              <text:p text:style-name="P32">Masterportal</text:p>
              <text:list>
                <text:list-item>
                  <text:p text:style-name="P32">Implementierungsportal </text:p>
                </text:list-item>
              </text:list>
            </text:list-item>
            <text:list-item>
              <text:p text:style-name="P32">Mobile Version bedenken </text:p>
            </text:list-item>
            <text:list-item>
              <text:p text:style-name="P32">Transformationsskritp das konfigurationsdatei <text:s/>überschreibt aus JSON</text:p>
              <text:list>
                <text:list-item>
                  <text:p text:style-name="P32"><text:soft-page-break/>Masterportal Konfigurationsdateien (basis)</text:p>
                  <text:list>
                    <text:list-item>
                      <text:p text:style-name="P32">Skript erweitert um die Stadt mit Infos aus Geodatenbank</text:p>
                    </text:list-item>
                  </text:list>
                </text:list-item>
                <text:list-item>
                  <text:p text:style-name="P32">Kartenserver Setup</text:p>
                </text:list-item>
              </text:list>
            </text:list-item>
            <text:list-item>
              <text:p text:style-name="P32">Probleme: WFS für große Städte = Performanzprobleme </text:p>
            </text:list-item>
            <text:list-item>
              <text:p text:style-name="P32">Workflow:</text:p>
              <text:list>
                <text:list-item>
                  <text:p text:style-name="P32">Qgis Stadtbearbeiten</text:p>
                </text:list-item>
                <text:list-item>
                  <text:p text:style-name="P32">Verifizierungsscript Standarderfllen</text:p>
                </text:list-item>
                <text:list-item>
                  <text:p text:style-name="P32">Map server / Geoserver =&gt; zu Masterportal</text:p>
                </text:list-item>
              </text:list>
            </text:list-item>
          </text:list>
        </text:list-item>
        <text:list-item>
          <text:p text:style-name="P17">Vorstellung aktueller Forschungsprojekte aus dem Geschichtsinstitut der Universität Luxemburg</text:p>
          <text:list>
            <text:list-item>
              <text:p text:style-name="P33"><text:span text:style-name="T6">Karl Solchenbach: Historische Altkarten des Herzogtums Luxemburgs und des Erzstifts Trier vom frühen 16. Jahrhundert bis zum Ende des Ancien Régime</text:span> </text:p>
              <text:list>
                <text:list-item>
                  <text:p text:style-name="P34">Aufbau eines Korpus genealogisch</text:p>
                  <text:list>
                    <text:list-item>
                      <text:p text:style-name="P34">welche primärkraten <text:span text:style-name="T7">und welche abgekupfert</text:span></text:p>
                      <text:list>
                        <text:list-item>
                          <text:p text:style-name="P36">von 180 auf 11 primärkarten </text:p>
                        </text:list-item>
                      </text:list>
                    </text:list-item>
                    <text:list-item>
                      <text:p text:style-name="P34">kartometrische Distanz</text:p>
                      <text:list>
                        <text:list-item>
                          <text:p text:style-name="P34">Distanz = Mittelwert der lokalen Abweichen</text:p>
                          <text:list>
                            <text:list-item>
                              <text:p text:style-name="P34">gegen 0 =&gt; gleiche Karten / kopiert oder eben verschiede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Quantitative Analyse Karten:</text:p>
                      <text:list>
                        <text:list-item>
                          <text:p text:style-name="P36">Typonyme analysieren und vergleichen</text:p>
                          <text:list>
                            <text:list-item>
                              <text:p text:style-name="P36">sogar vielleicht mit KI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Ergebnis: Karten wurden oft kopiert und zeigen oft nicht damalige politische realitäten</text:p>
                    </text:list-item>
                  </text:list>
                </text:list-item>
              </text:list>
            </text:list-item>
            <text:list-item>
              <text:p text:style-name="P17">Max Jesiolowski: Der sog. “Ferraris Atlas” der Habsburgischen Niederlande (1771-1777)</text:p>
              <text:list>
                <text:list-item>
                  <text:p text:style-name="P38">viel Symbolik</text:p>
                </text:list-item>
                <text:list-item>
                  <text:p text:style-name="P38">typonyme</text:p>
                </text:list-item>
                <text:list-item>
                  <text:p text:style-name="P38">felsen</text:p>
                </text:list-item>
                <text:list-item>
                  <text:p text:style-name="P38">hochwasser</text:p>
                </text:list-item>
                <text:list-item>
                  <text:p text:style-name="P38">straßen nachh wichtigkeit</text:p>
                </text:list-item>
                <text:list-item>
                  <text:p text:style-name="P38">Naturraum</text:p>
                </text:list-item>
                <text:list-item>
                  <text:p text:style-name="P38">Protoindustrie</text:p>
                </text:list-item>
                <text:list-item>
                  <text:p text:style-name="P38">besitzverhätnisse</text:p>
                </text:list-item>
              </text:list>
            </text:list-item>
            <text:list-item>
              <text:p text:style-name="P33"><text:span text:style-name="T6">Martin Uhrmacher: Neue Inhalte im digitalen und interaktiven historischen Stadtatlas Luxemburgs (Luxatlas.lu)</text:span> </text:p>
              <text:list>
                <text:list-item>
                  <text:p text:style-name="P39">unterschied einfache und erweiterte nutzung </text:p>
                  <text:list>
                    <text:list-item>
                      <text:p text:style-name="P39">=&gt; <text:span text:style-name="T9">könnte man im portal ebenfalls so machen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0">Carla Heym (Universität Bamberg): Rubiacum: Erforschung der vorindustriellen Stadtbaugeschichte von Rufach im Elsass</text:span><text:span text:style-name="T8"> </text:span></text:p>
          <text:list>
            <text:list-item>
              <text:p text:style-name="P41">katasterplan</text:p>
            </text:list-item>
            <text:list-item>
              <text:p text:style-name="P41">aktuelles satellitenbild</text:p>
            </text:list-item>
            <text:list-item>
              <text:p text:style-name="P41">historisches satellitenbild</text:p>
            </text:list-item>
            <text:list-item>
              <text:p text:style-name="P41">Gebäude</text:p>
              <text:list>
                <text:list-item>
                  <text:p text:style-name="P41">Geschättzte Bauphase</text:p>
                </text:list-item>
                <text:list-item>
                  <text:p text:style-name="P41">Bekannte</text:p>
                </text:list-item>
                <text:list-item>
                  <text:p text:style-name="P41">Straßennamen</text:p>
                </text:list-item>
                <text:list-item>
                  <text:p text:style-name="P41">Lage der Brunnen</text:p>
                </text:list-item>
              </text:list>
            </text:list-item>
            <text:list-item>
              <text:p text:style-name="P41">Stadtmorphologie</text:p>
              <text:list>
                <text:list-item>
                  <text:p text:style-name="P41">Größe, Regularität, </text:p>
                </text:list-item>
              </text:list>
            </text:list-item>
          </text:list>
        </text:list-item>
        <text:list-item>
          <text:p text:style-name="P50">Ulrike Steinkrüger (AKo Münster): Sichtbarkeitsanalysen bei westfälischen Landwehren </text:p>
          <text:list>
            <text:list-item>
              <text:p text:style-name="P42">Technik der Sichtbarkeitsanalysen </text:p>
            </text:list-item>
            <text:list-item>
              <text:p text:style-name="P42"><text:soft-page-break/>Klinke, Leo: Wahrnehmung vergangener Landschaften</text:p>
            </text:list-item>
            <text:list-item>
              <text:p text:style-name="P43">Kneppe, Cornelia: Die Landwehr der Stadt Beckum, Kreis Warendorf</text:p>
            </text:list-item>
            <text:list-item>
              <text:p text:style-name="P53"><text:span text:style-name="T12">Berechnung Sichtlinie von Türmen </text:span><text:span text:style-name="T13">mit QGIS</text:span></text:p>
            </text:list-item>
          </text:list>
        </text:list-item>
        <text:list-item>
          <text:p text:style-name="P53"><text:span text:style-name="T11">Jana Moser (IfL Leipzig): Komplexe Herrschaftsverhältnisse sichtbar machen: Möglichkeiten der kartographischen Visualisierung am Beispiel des Alten Reichs</text:span><text:span text:style-name="T13"> </text:span></text:p>
          <text:list>
            <text:list-item>
              <text:p text:style-name="P54"><text:span text:style-name="T13">D</text:span><text:span text:style-name="T12">igiKAR</text:span></text:p>
              <text:list>
                <text:list-item>
                  <text:p text:style-name="P44">Nutzung eines ortsbezogenen punktbasierten Ansatzes für andere als terriitoriale Einblicke in die Geschichte</text:p>
                </text:list-item>
                <text:list-item>
                  <text:p text:style-name="P44">historische Daten räumlich und zeitlich durchsuchbar machen</text:p>
                </text:list-item>
                <text:list-item>
                  <text:p text:style-name="P44">Explorative Visualisierung von sich überschneidenden Herrschaftsformen</text:p>
                </text:list-item>
              </text:list>
            </text:list-item>
            <text:list-item>
              <text:p text:style-name="P54"><text:a xlink:type="simple" xlink:href="https://digikar.geohistoricaldata.org/rights/map" text:style-name="Internet_20_link" text:visited-style-name="Visited_20_Internet_20_Link">https://digikar.geohistoricaldata.org/rights/map</text:a><text:span text:style-name="T12"> </text:span></text:p>
              <text:list>
                <text:list-item>
                  <text:p text:style-name="P45">Next.js </text:p>
                </text:list-item>
                <text:list-item>
                  <text:p text:style-name="P44">Kirchenrecht</text:p>
                  <text:list>
                    <text:list-item>
                      <text:p text:style-name="P44">Einzelrecht </text:p>
                    </text:list-item>
                  </text:list>
                </text:list-item>
                <text:list-item>
                  <text:p text:style-name="P44">Nutzerstudie:</text:p>
                  <text:list>
                    <text:list-item>
                      <text:p text:style-name="P44">Landeshocheit</text:p>
                    </text:list-item>
                    <text:list-item>
                      <text:p text:style-name="P44">Hochgericht</text:p>
                    </text:list-item>
                    <text:list-item>
                      <text:p text:style-name="P44">Niedergericht</text:p>
                    </text:list-item>
                  </text:list>
                </text:list-item>
                <text:list-item>
                  <text:p text:style-name="P46">Sehr komplex vor allem mit den Rechten,</text:p>
                </text:list-item>
                <text:list-item>
                  <text:p text:style-name="P47">Zeitleiste:</text:p>
                  <text:list>
                    <text:list-item>
                      <text:p text:style-name="P47">unterer Bereich</text:p>
                    </text:list-item>
                    <text:list-item>
                      <text:p text:style-name="P47">mittlerer Bereich</text:p>
                    </text:list-item>
                    <text:list-item>
                      <text:p text:style-name="P47">Oberer Bereich</text:p>
                    </text:list-item>
                    <text:list-item>
                      <text:p text:style-name="P47">= 3 Reiter</text:p>
                    </text:list-item>
                  </text:list>
                </text:list-item>
                <text:list-item>
                  <text:p text:style-name="P47">Visualisierungproblem:</text:p>
                  <text:list>
                    <text:list-item>
                      <text:p text:style-name="P47">Wechsel der Visualisierung und Generalisierung der Inhalte</text:p>
                    </text:list-item>
                    <text:list-item>
                      <text:p text:style-name="P47">Wechsel der Darstellungsebene</text:p>
                    </text:list-item>
                    <text:list-item>
                      <text:p text:style-name="P52">Nutzer muss Karte anpassen könne =&gt; darf nicht zu komplizert sein </text:p>
                    </text:list-item>
                    <text:list-item>
                      <text:p text:style-name="P47"/>
                    </text:list-item>
                  </text:list>
                </text:list-item>
              </text:list>
            </text:list-item>
          </text:list>
        </text:list-item>
        <text:list-item>
          <text:p text:style-name="P51">Gerrit Himmelsbach (ASP Aschaffenburg): Die Spessartkarte des Paul Pfinzing aus Nürnberg – Fortschritte der Forschung 1957 – 2000 – 2025 </text:p>
          <text:list>
            <text:list-item>
              <text:p text:style-name="P55"><text:span text:style-name="T13">S</text:span><text:span text:style-name="T12">pessart Gis: Länderübergreifend</text:span></text:p>
              <text:list>
                <text:list-item>
                  <text:p text:style-name="P48">Kartenwerke für Archäologie, Geschihcte, Geographie, Biologie, Geologie</text:p>
                </text:list-item>
                <text:list-item>
                  <text:p text:style-name="P49">Citizen Science Ehrenamt</text:p>
                </text:list-item>
              </text:list>
            </text:list-item>
          </text:list>
        </text:list-item>
      </text:list>
      <text:p text:style-name="P2"/>
      <text:p text:style-name="P2"/>
      <text:list xml:id="list202401997291938" text:continue-numbering="true" text:style-name="L1">
        <text:list-item>
          <text:p text:style-name="P32"/>
        </text:list-item>
        <text:list-item>
          <text:p text:style-name="P35">Weitere Notizen:</text:p>
          <text:list>
            <text:list-item>
              <text:p text:style-name="P56"><text:a xlink:type="simple" xlink:href="https://ortsdaten.hypotheses.org/" text:style-name="Internet_20_link" text:visited-style-name="Visited_20_Internet_20_Link"><text:span text:style-name="T5">https://ortsdaten.hypotheses.org/</text:span></text:a><text:span text:style-name="T5"> </text:span><text:span text:style-name="T15">Sophie Doering </text:span>sophiedoering1@uni-goettingen.de </text:p>
            </text:list-item>
            <text:list-item>
              <text:p text:style-name="P57">Ritzerfeld <text:s/>+ Aumann </text:p>
              <text:list>
                <text:list-item>
                  <text:p text:style-name="P58">Frage Ortslexikon Aufbau, ob basierend auf analogen <text:span text:style-name="T16">Form</text:span> oder <text:s/>reduziert</text:p>
                </text:list-item>
              </text:list>
            </text:list-item>
            <text:list-item>
              <text:p text:style-name="P59">2027 </text:p>
            </text:list-item>
          </text:list>
        </text:list-item>
      </text:list>
      <text:p text:style-name="P4"/>
      <text:p text:style-name="P5">14.11.2<text:span text:style-name="T17">5 FFM</text:span></text:p>
      <text:list xml:id="list266747219" text:style-name="L2">
        <text:list-item>
          <text:p text:style-name="P60"><text:s/><text:span text:style-name="T18">Sammlungsmanagementtool</text:span></text:p>
        </text:list-item>
        <text:list-item>
          <text:p text:style-name="P61">Php, MySQl Museum Digital,<text:span text:style-name="T19">lambstack</text:span></text:p>
        </text:list-item>
        <text:list-item>
          <text:p text:style-name="P61">SPARQL </text:p>
          <text:list>
            <text:list-item>
              <text:p text:style-name="P61"><text:a xlink:type="simple" xlink:href="https://qlever.dev/wikidata" text:style-name="Internet_20_link" text:visited-style-name="Visited_20_Internet_20_Link">https://qlever.dev/wikidata</text:a></text:p>
            </text:list-item>
          </text:list>
        </text:list-item>
        <text:list-item>
          <text:p text:style-name="P61">Sql als Basis, Graph als Layer, </text:p>
          <text:list>
            <text:list-item>
              <text:p text:style-name="P61">outsourcen NFDI4Culture, </text:p>
            </text:list-item>
          </text:list>
        </text:list-item>
        <text:list-item>
          <text:p text:style-name="P62">Volltextsuche</text:p>
          <text:list>
            <text:list-item>
              <text:p text:style-name="P62">Ebene Manticore (c++) </text:p>
              <text:list>
                <text:list-item>
                  <text:p text:style-name="P62"><text:soft-page-break/>kann manche sachen weniger, manche besser</text:p>
                </text:list-item>
                <text:list-item>
                  <text:p text:style-name="P62">Ressourcen</text:p>
                </text:list-item>
              </text:list>
            </text:list-item>
            <text:list-item>
              <text:p text:style-name="P62">Elastic(Java) =&gt; Verbrauch 80 GB Ram</text:p>
            </text:list-item>
          </text:list>
        </text:list-item>
        <text:list-item>
          <text:p text:style-name="P63">Einfache Suche:</text:p>
          <text:list>
            <text:list-item>
              <text:p text:style-name="P63">Schlagwortsuche</text:p>
            </text:list-item>
          </text:list>
        </text:list-item>
        <text:list-item>
          <text:p text:style-name="P63">Suche in Mysql und Manticore</text:p>
          <text:list>
            <text:list-item>
              <text:p text:style-name="P63">Volltext nur bei Manticore</text:p>
            </text:list-item>
            <text:list-item>
              <text:p text:style-name="P63">zwischenberechnete Suchen bei Manticore </text:p>
              <text:list>
                <text:list-item>
                  <text:p text:style-name="P63">aber Ressourcenintensiver</text:p>
                </text:list-item>
              </text:list>
            </text:list-item>
            <text:list-item>
              <text:p text:style-name="P63">erst Mysql, dann Manticore</text:p>
            </text:list-item>
            <text:list-item>
              <text:p text:style-name="P63">gibt es schlagwort =&gt; wenn nicht, dann volltextsuche</text:p>
              <text:list>
                <text:list-item>
                  <text:p text:style-name="P64">Liste mit 100k schlagwörter</text:p>
                  <text:list>
                    <text:list-item>
                      <text:p text:style-name="P64">Museen erstellen und importieren eigene Schlagwörter</text:p>
                    </text:list-item>
                    <text:list-item>
                      <text:p text:style-name="P64">Redatkion von den Wörtern bei MuseumD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uche = kompliziert</text:p>
          <text:list>
            <text:list-item>
              <text:p text:style-name="P64">image.Boards suchen als Inspiration (boros)</text:p>
            </text:list-item>
            <text:list-item>
              <text:p text:style-name="P64">_</text:p>
            </text:list-item>
            <text:list-item>
              <text:p text:style-name="P65">Url kürzen</text:p>
            </text:list-item>
          </text:list>
        </text:list-item>
        <text:list-item>
          <text:p text:style-name="P66">Facettensuche:</text:p>
          <text:list>
            <text:list-item>
              <text:p text:style-name="P66">+ in Kunstbibliothek</text:p>
            </text:list-item>
            <text:list-item>
              <text:p text:style-name="P66">- <text:s/>nicht in kunstbibliothek</text:p>
            </text:list-item>
          </text:list>
        </text:list-item>
        <text:list-item>
          <text:p text:style-name="P67">Sortierungsmöglichkeiten:</text:p>
          <text:list>
            <text:list-item>
              <text:p text:style-name="P67">Score</text:p>
            </text:list-item>
            <text:list-item>
              <text:p text:style-name="P67">Medatenqualität (Score)</text:p>
            </text:list-item>
            <text:list-item>
              <text:p text:style-name="P67">Aesthetic Score </text:p>
              <text:list>
                <text:list-item>
                  <text:p text:style-name="P65"><text:span text:style-name="T22">neuste Objekte haben 11</text:span> <text:s/></text:p>
                </text:list-item>
              </text:list>
            </text:list-item>
          </text:list>
        </text:list-item>
        <text:list-item>
          <text:p text:style-name="P68">Abfragen bündeln</text:p>
          <text:list>
            <text:list-item>
              <text:p text:style-name="P69">zum erstmal alle id</text:p>
            </text:list-item>
            <text:list-item>
              <text:p text:style-name="P69">titel</text:p>
            </text:list-item>
            <text:list-item>
              <text:p text:style-name="P69">museen</text:p>
            </text:list-item>
            <text:list-item>
              <text:p text:style-name="P69">bilder</text:p>
            </text:list-item>
            <text:list-item>
              <text:p text:style-name="P69">übersetzung titel</text:p>
            </text:list-item>
            <text:list-item>
              <text:p text:style-name="P69">übersetzung museum</text:p>
              <text:list>
                <text:list-item>
                  <text:p text:style-name="P69">wenig abfragen wie möglich</text:p>
                </text:list-item>
              </text:list>
            </text:list-item>
          </text:list>
        </text:list-item>
        <text:list-item>
          <text:p text:style-name="P62">2 ½ Server</text:p>
          <text:list>
            <text:list-item>
              <text:p text:style-name="P62">Digis / Backup</text:p>
              <text:list>
                <text:list-item>
                  <text:p text:style-name="P62">Festplattenbackup</text:p>
                </text:list-item>
                <text:list-item>
                  <text:p text:style-name="P62">Bandsicherung</text:p>
                </text:list-item>
                <text:list-item>
                  <text:p text:style-name="P62">Bilder backupen</text:p>
                  <text:list>
                    <text:list-item>
                      <text:p text:style-name="P62">Bilder werden draufgezogen</text:p>
                    </text:list-item>
                  </text:list>
                </text:list-item>
                <text:list-item>
                  <text:p text:style-name="P62">virtualisierte Hardware</text:p>
                </text:list-item>
              </text:list>
            </text:list-item>
            <text:list-item>
              <text:p text:style-name="P62">Hezsner (billighost) <text:span text:style-name="T20">90€</text:span></text:p>
              <text:list>
                <text:list-item>
                  <text:p text:style-name="P62">Rest</text:p>
                </text:list-item>
              </text:list>
            </text:list-item>
            <text:list-item>
              <text:p text:style-name="P62">halber server <text:span text:style-name="T20">(strato) (54€)</text:span></text:p>
              <text:list>
                <text:list-item>
                  <text:p text:style-name="P62">next cloud für importe</text:p>
                </text:list-item>
                <text:list-item>
                  <text:p text:style-name="P62">scripte</text:p>
                </text:list-item>
              </text:list>
            </text:list-item>
          </text:list>
        </text:list-item>
        <text:list-item>
          <text:p text:style-name="P70">Zugriff von KI Training modelle</text:p>
          <text:list>
            <text:list-item>
              <text:p text:style-name="P71">Block unmöglich</text:p>
            </text:list-item>
            <text:list-item>
              <text:p text:style-name="P72">Hilft Schwachstellen im Code zu identifizieren</text:p>
            </text:list-item>
            <text:list-item>
              <text:p text:style-name="P72">Sicherheitslücken</text:p>
            </text:list-item>
            <text:list-item>
              <text:p text:style-name="P72">Methodenidentifikation der Serverüberlastung</text:p>
            </text:list-item>
            <text:list-item>
              <text:p text:style-name="P72">http languange english / chinesisch</text:p>
            </text:list-item>
          </text:list>
        </text:list-item>
        <text:list-item>
          <text:p text:style-name="P72"><text:soft-page-break/>Timeline = Ressourcenintensiv</text:p>
          <text:list>
            <text:list-item>
              <text:p text:style-name="P72">inkludierung aller Jahre, also ohne nach </text:p>
            </text:list-item>
            <text:list-item>
              <text:p text:style-name="P72">Suchabfrage verbessern</text:p>
            </text:list-item>
          </text:list>
        </text:list-item>
        <text:list-item>
          <text:p text:style-name="P72">PDF Generierung ohne Bilder forcieren / blocken</text:p>
        </text:list-item>
        <text:list-item>
          <text:p text:style-name="P73">Lokales Gemma /Übersetzung</text:p>
        </text:list-item>
        <text:list-item>
          <text:p text:style-name="P74">keine Audiospuren </text:p>
        </text:list-item>
        <text:list-item>
          <text:p text:style-name="P74">Json Api für immer aktuelle Seite</text:p>
          <text:list>
            <text:list-item>
              <text:p text:style-name="P75">bei Sammlungen / Orten / Veranstaltungen </text:p>
            </text:list-item>
            <text:list-item>
              <text:p text:style-name="P76">Besprechung mit Öffentlichkeitsarbeit bezüglich Veranstaltungen</text:p>
            </text:list-item>
          </text:list>
        </text:list-item>
        <text:list-item>
          <text:p text:style-name="P74">Vcard</text:p>
        </text:list-item>
        <text:list-item>
          <text:p text:style-name="P74">RSS</text:p>
        </text:list-item>
        <text:list-item>
          <text:p text:style-name="P77">Powerusertool</text:p>
        </text:list-item>
        <text:list-item>
          <text:p text:style-name="P75">rss feeds</text:p>
        </text:list-item>
        <text:list-item>
          <text:p text:style-name="P78"><text:span text:style-name="T24">automatische</text:span> ID für Orte</text:p>
        </text:list-item>
        <text:list-item>
          <text:p text:style-name="P78">Hierachie <text:span text:style-name="T21">Klassifikation Verwaltungsebene</text:span></text:p>
        </text:list-item>
        <text:list-item>
          <text:p text:style-name="P79">JSON API</text:p>
          <text:list>
            <text:list-item>
              <text:p text:style-name="P79">Export JSON+</text:p>
            </text:list-item>
          </text:list>
        </text:list-item>
        <text:list-item>
          <text:p text:style-name="P80">Lido direkt aus Datenbank / <text:span text:style-name="T28">dynamisch</text:span></text:p>
          <text:list>
            <text:list-item>
              <text:p text:style-name="P80">oder Server</text:p>
              <text:list>
                <text:list-item>
                  <text:p text:style-name="P81">für Landesamkt wäre logisch</text:p>
                </text:list-item>
                <text:list-item>
                  <text:p text:style-name="P81">statisch generieren</text:p>
                </text:list-item>
              </text:list>
            </text:list-item>
          </text:list>
        </text:list-item>
        <text:list-item>
          <text:p text:style-name="P79">Überlegungen:</text:p>
          <text:list>
            <text:list-item>
              <text:p text:style-name="P79">wie Ressourcensparend sein</text:p>
            </text:list-item>
            <text:list-item>
              <text:p text:style-name="P79">Mehr Code =&gt; mehr sparen</text:p>
            </text:list-item>
            <text:list-item>
              <text:p text:style-name="P79">Leitbild <text:span text:style-name="T23">muss unterkomplex sein</text:span></text:p>
            </text:list-item>
          </text:list>
        </text:list-item>
        <text:list-item>
          <text:p text:style-name="P82">PHP schneller als Python</text:p>
          <text:list>
            <text:list-item>
              <text:p text:style-name="P83">syntax durchmischt</text:p>
              <text:list>
                <text:list-item>
                  <text:p text:style-name="P83">declare(strict_types=1)</text:p>
                </text:list-item>
              </text:list>
            </text:list-item>
            <text:list-item>
              <text:p text:style-name="P83">gutes Tooling</text:p>
            </text:list-item>
            <text:list-item>
              <text:p text:style-name="P83">gute Dokumentation</text:p>
            </text:list-item>
            <text:list-item>
              <text:p text:style-name="P84">für Zahlenauswertungen / Beschreibungen</text:p>
              <text:list>
                <text:list-item>
                  <text:p text:style-name="P84">zb 100000 wörter liste gegen andere Liste angleichen</text:p>
                </text:list-item>
              </text:list>
            </text:list-item>
            <text:list-item>
              <text:p text:style-name="P85">Phpfpn </text:p>
              <text:list>
                <text:list-item>
                  <text:p text:style-name="P85">server</text:p>
                </text:list-item>
                <text:list-item>
                  <text:p text:style-name="P85">niedrigschwellig</text:p>
                </text:list-item>
                <text:list-item>
                  <text:p text:style-name="P85">skaliert horizontal <text:span text:style-name="T25">mehrere Server</text:span></text:p>
                </text:list-item>
                <text:list-item>
                  <text:p text:style-name="P85">skalierbar auf </text:p>
                </text:list-item>
              </text:list>
            </text:list-item>
          </text:list>
        </text:list-item>
        <text:list-item>
          <text:p text:style-name="P86">Frontend ist stateless</text:p>
          <text:list>
            <text:list-item>
              <text:p text:style-name="P87">Merkliste ist im Browser</text:p>
              <text:list>
                <text:list-item>
                  <text:p text:style-name="P87">Datenschutzmäßig gut</text:p>
                </text:list-item>
              </text:list>
            </text:list-item>
          </text:list>
        </text:list-item>
        <text:list-item>
          <text:p text:style-name="P87">Merkliste / <text:span text:style-name="T26">Userfeedback</text:span></text:p>
          <text:list>
            <text:list-item>
              <text:p text:style-name="P87">Cache, keine Konto</text:p>
              <text:list>
                <text:list-item>
                  <text:p text:style-name="P88">local:storage</text:p>
                </text:list-item>
                <text:list-item>
                  <text:p text:style-name="P88">gelöscht beim Cache leeren</text:p>
                </text:list-item>
              </text:list>
            </text:list-item>
            <text:list-item>
              <text:p text:style-name="P87">Liste exportieren</text:p>
            </text:list-item>
            <text:list-item>
              <text:p text:style-name="P87">keine Kommentare wegen Moderation, nur Email</text:p>
            </text:list-item>
          </text:list>
        </text:list-item>
        <text:list-item>
          <text:p text:style-name="P89">Go</text:p>
          <text:list>
            <text:list-item>
              <text:p text:style-name="P90">auf Python basiert</text:p>
            </text:list-item>
          </text:list>
        </text:list-item>
        <text:list-item>
          <text:p text:style-name="P89">Rust</text:p>
        </text:list-item>
        <text:list-item>
          <text:p text:style-name="P82">Java </text:p>
        </text:list-item>
        <text:list-item>
          <text:p text:style-name="P85">Frage GIS</text:p>
          <text:list>
            <text:list-item>
              <text:p text:style-name="P85">wie viele Benutzer</text:p>
            </text:list-item>
            <text:list-item>
              <text:p text:style-name="P85"><text:soft-page-break/>wie groß </text:p>
            </text:list-item>
            <text:list-item>
              <text:p text:style-name="P85">was für GIS anwendung</text:p>
              <text:list>
                <text:list-item>
                  <text:p text:style-name="P85">z.b. Vergleich von Orten </text:p>
                </text:list-item>
              </text:list>
            </text:list-item>
          </text:list>
        </text:list-item>
        <text:list-item>
          <text:p text:style-name="P66">Auswertungen</text:p>
          <text:list>
            <text:list-item>
              <text:p text:style-name="P66">standardisiert </text:p>
            </text:list-item>
            <text:list-item>
              <text:p text:style-name="P66">tagcloud</text:p>
            </text:list-item>
            <text:list-item>
              <text:p text:style-name="P66">karte</text:p>
            </text:list-item>
          </text:list>
        </text:list-item>
        <text:list-item>
          <text:p text:style-name="P91">Brower Api Geolokalation / Entfernung</text:p>
        </text:list-item>
        <text:list-item>
          <text:p text:style-name="P91">Funktion zum Vergleich vormerken</text:p>
          <text:list>
            <text:list-item>
              <text:p text:style-name="P92">code lädt hinterher, wenn es geladen wird </text:p>
            </text:list-item>
          </text:list>
        </text:list-item>
        <text:list-item>
          <text:p text:style-name="P93">ähnliche Objekte:</text:p>
          <text:list>
            <text:list-item>
              <text:p text:style-name="P94">500 zeichen in beschreibung gegen Suchindix = Ählichkeit ( textähnlichkeit als vorfilter)</text:p>
            </text:list-item>
            <text:list-item>
              <text:p text:style-name="P94">Score für Orte , <text:span text:style-name="T27">Tags usw</text:span></text:p>
            </text:list-item>
          </text:list>
        </text:list-item>
        <text:list-item>
          <text:p text:style-name="P95">Vokabular</text:p>
          <text:list>
            <text:list-item>
              <text:p text:style-name="P95">eigene IDS</text:p>
            </text:list-item>
            <text:list-item>
              <text:p text:style-name="P95">eigenes Vokabular</text:p>
            </text:list-item>
            <text:list-item>
              <text:p text:style-name="P95"><text:a xlink:type="simple" xlink:href="https://term.museum-digital.de/md-de/place/61" text:style-name="Internet_20_link" text:visited-style-name="Visited_20_Internet_20_Link">https://term.museum-digital.de/md-de/place/61</text:a> </text:p>
            </text:list-item>
            <text:list-item>
              <text:p text:style-name="P96">verknüpfung</text:p>
            </text:list-item>
            <text:list-item>
              <text:p text:style-name="P96">BEACOn</text:p>
            </text:list-item>
            <text:list-item>
              <text:p text:style-name="P97">dynamisch</text:p>
            </text:list-item>
            <text:list-item>
              <text:p text:style-name="P98">sollen nicht unterspezifisch sein</text:p>
            </text:list-item>
          </text:list>
        </text:list-item>
        <text:list-item>
          <text:p text:style-name="P96">Reconciliation API</text:p>
        </text:list-item>
        <text:list-item>
          <text:p text:style-name="P96">OPEN REFINE</text:p>
        </text:list-item>
        <text:list-item>
          <text:p text:style-name="P99">nodac</text:p>
          <text:list>
            <text:list-item>
              <text:p text:style-name="P99">tool für edit vokabulare, intern</text:p>
            </text:list-item>
            <text:list-item>
              <text:p text:style-name="P99">Ampelsystem</text:p>
            </text:list-item>
            <text:list-item>
              <text:p text:style-name="P99">verbunden mit musDB</text:p>
            </text:list-item>
            <text:list-item>
              <text:p text:style-name="P100">verbindung mit wikidata</text:p>
            </text:list-item>
            <text:list-item>
              <text:p text:style-name="P101">anreicherung import</text:p>
            </text:list-item>
          </text:list>
        </text:list-item>
        <text:list-item>
          <text:p text:style-name="P101">Importer</text:p>
          <text:list>
            <text:list-item>
              <text:p text:style-name="P101">3 -5 Einheiten</text:p>
              <text:list>
                <text:list-item>
                  <text:p text:style-name="P101">Data types (kern)</text:p>
                </text:list-item>
                <text:list-item>
                  <text:p text:style-name="P102">writers (kern) </text:p>
                  <text:list>
                    <text:list-item>
                      <text:p text:style-name="P103">zum Bündeln</text:p>
                    </text:list-item>
                    <text:list-item>
                      <text:p text:style-name="P103">neue Daten in Datenbank</text:p>
                    </text:list-item>
                  </text:list>
                </text:list-item>
                <text:list-item>
                  <text:p text:style-name="P104">Parsers </text:p>
                  <text:list>
                    <text:list-item>
                      <text:p text:style-name="P104">Import format abdeckung <text:span text:style-name="T30">(wenn nicht tabellarisch)</text:span></text:p>
                    </text:list-item>
                    <text:list-item>
                      <text:p text:style-name="P105">wichtig </text:p>
                    </text:list-item>
                    <text:list-item>
                      <text:p text:style-name="P106">aus altem system in den Freitext (internes Feld)</text:p>
                    </text:list-item>
                  </text:list>
                </text:list-item>
                <text:list-item>
                  <text:p text:style-name="P106">frontend</text:p>
                </text:list-item>
                <text:list-item>
                  <text:p text:style-name="P106">harvesters</text:p>
                  <text:list>
                    <text:list-item>
                      <text:p text:style-name="P106">für oai phm schnittstelle</text:p>
                    </text:list-item>
                  </text:list>
                </text:list-item>
              </text:list>
            </text:list-item>
            <text:list-item>
              <text:p text:style-name="P107">über nextcloud <text:span text:style-name="T31">(guck Handbuch)</text:span></text:p>
            </text:list-item>
          </text:list>
        </text:list-item>
        <text:list-item>
          <text:p text:style-name="P108">datei export / import über nextcloud</text:p>
        </text:list-item>
        <text:list-item>
          <text:p text:style-name="P101">Tabellen auf <text:span text:style-name="T29">eng</text:span></text:p>
        </text:list-item>
        <text:list-item>
          <text:p text:style-name="P109">Quality Cotntrol:</text:p>
          <text:list>
            <text:list-item>
              <text:p text:style-name="P109">Datenqualitätsmessung bevor dem Importer</text:p>
            </text:list-item>
            <text:list-item>
              <text:p text:style-name="P109">wie viele neue begriffe ins vokabular</text:p>
            </text:list-item>
          </text:list>
        </text:list-item>
        <text:list-item>
          <text:p text:style-name="P110">Ereignisliste für URI von LIDO übernehmbar oder einfach museum digital</text:p>
        </text:list-item>
        <text:list-item>
          <text:p text:style-name="P111">Rechteangaben <text:span text:style-name="T32">bei europeana </text:span></text:p>
        </text:list-item>
        <text:list-item>
          <text:p text:style-name="P112">Standards von anderen</text:p>
          <text:list>
            <text:list-item>
              <text:p text:style-name="P112">eigene liste auf andere mappen / selbst implementieren</text:p>
            </text:list-item>
          </text:list>
        </text:list-item>
        <text:list-item>
          <text:p text:style-name="P113"><text:soft-page-break/>ISIL Revolver</text:p>
          <text:list>
            <text:list-item>
              <text:p text:style-name="P113">gibt nur nationale Revolver</text:p>
            </text:list-item>
          </text:list>
        </text:list-item>
        <text:list-item>
          <text:p text:style-name="P124"><text:a xlink:type="simple" xlink:href="https://concordance.museum-digital.org/" text:style-name="Internet_20_link" text:visited-style-name="Visited_20_Internet_20_Link">Concordance</text:a> Korrektur von Rollen (z.B. Händler -&gt; verkauft von), auch Prüfung welche Begriffe in Konkordanzlisten bereits hinterlegt sind</text:p>
        </text:list-item>
        <text:list-item>
          <text:p text:style-name="P114">nextcloud selbstgehosted google drive, </text:p>
        </text:list-item>
        <text:list-item>
          <text:p text:style-name="P115">Bmbf </text:p>
        </text:list-item>
        <text:list-item>
          <text:p text:style-name="P115">Docker portal DFG umschreiben</text:p>
        </text:list-item>
        <text:list-item>
          <text:p text:style-name="P116">Über Digis and Kabv</text:p>
        </text:list-item>
        <text:list-item>
          <text:p text:style-name="P117">NFDI4Memory = incubator funds</text:p>
          <text:list>
            <text:list-item>
              <text:p text:style-name="P117">60.000</text:p>
            </text:list-item>
            <text:list-item>
              <text:p text:style-name="P118">innovatives</text:p>
            </text:list-item>
          </text:list>
        </text:list-item>
        <text:list-item>
          <text:p text:style-name="P119">Objektdaten semiautomatisch <text:span text:style-name="T33">bearbeiten</text:span></text:p>
        </text:list-item>
        <text:list-item>
          <text:p text:style-name="P120">musdb:</text:p>
          <text:list>
            <text:list-item>
              <text:p text:style-name="P120">Listen</text:p>
              <text:list>
                <text:list-item>
                  <text:p text:style-name="P120">Ids inportierter Akteursbegriffe</text:p>
                  <text:list>
                    <text:list-item>
                      <text:p text:style-name="P120">für mich angelegt durch importieren oder Angabe</text:p>
                    </text:list-item>
                    <text:list-item>
                      <text:p text:style-name="P120">+ ID des Eintrages heut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Brandenburger überzeugen auf MuseumDG</text:p>
          <text:list>
            <text:list-item>
              <text:p text:style-name="P121">Plausibilitätscheck <text:s/><text:span text:style-name="T34">bei Museum DG</text:span></text:p>
            </text:list-item>
            <text:list-item>
              <text:p text:style-name="P121"/>
            </text:list-item>
          </text:list>
        </text:list-item>
      </text:list>
      <text:p text:style-name="P6"/>
      <text:p text:style-name="P8">museum digital login:</text:p>
      <text:p text:style-name="P7">chekurod</text:p>
      <text:p text:style-name="P122"/>
      <text:h text:style-name="P10" text:outline-level="1"><text:span text:style-name="Strong_20_Emphasis"><text:span text:style-name="T35">1. Organisation &amp; Personal</text:span></text:span></text:h>
      <text:list xml:id="list3530185095" text:style-name="L3">
        <text:list-item>
          <text:p text:style-name="P131">Vier feste Mitarbeitende</text:p>
          <text:list>
            <text:list-item>
              <text:p text:style-name="P125"><text:span text:style-name="Strong_20_Emphasis"><text:span text:style-name="T35">Herr Vogel</text:span></text:span><text:span text:style-name="T35"> – Inhalte, Semantik</text:span></text:p>
            </text:list-item>
            <text:list-item>
              <text:p text:style-name="P125"><text:span text:style-name="Strong_20_Emphasis"><text:span text:style-name="T35">Herr Aumann</text:span></text:span><text:span text:style-name="T35"> – Backend, Server</text:span></text:p>
            </text:list-item>
            <text:list-item>
              <text:p text:style-name="P125"><text:span text:style-name="Strong_20_Emphasis"><text:span text:style-name="T35">Herr Alt</text:span></text:span><text:span text:style-name="T35"> – Frontend, GIS, KI</text:span></text:p>
            </text:list-item>
          </text:list>
        </text:list-item>
        <text:list-item>
          <text:p text:style-name="P131">Projekte laufen im Rahmen der Digitalisierung</text:p>
        </text:list-item>
        <text:list-item>
          <text:p text:style-name="P125"><text:span text:style-name="T35">Ressourcenbedarf für Betrieb ca. </text:span><text:span text:style-name="Strong_20_Emphasis"><text:span text:style-name="T35">500.000 € pro Jahr</text:span></text:span></text:p>
        </text:list-item>
        <text:list-item>
          <text:p text:style-name="P131">Heterogene Kooperationen, Daten teils automatisch übernommen</text:p>
        </text:list-item>
        <text:list-item>
          <text:p text:style-name="P131">Großteil der Inhalte Eigenproduktion (LAGIS seit 2002)</text:p>
        </text:list-item>
      </text:list>
      <text:p text:style-name="P9"/>
      <text:h text:style-name="Heading_20_1" text:outline-level="1"><text:span text:style-name="Strong_20_Emphasis"><text:span text:style-name="T35">2. Grundsätzliche Architektur &amp; Technologie</text:span></text:span></text:h>
      <text:h text:style-name="Heading_20_3" text:outline-level="3"><text:span text:style-name="Strong_20_Emphasis"><text:span text:style-name="T35">Backend &amp; Server</text:span></text:span></text:h>
      <text:list xml:id="list3266137588" text:style-name="L4">
        <text:list-item>
          <text:p text:style-name="P132">LAMP-Stack</text:p>
          <text:list>
            <text:list-item>
              <text:p text:style-name="P132">Linux</text:p>
            </text:list-item>
            <text:list-item>
              <text:p text:style-name="P132">Apache/Webserver</text:p>
            </text:list-item>
            <text:list-item>
              <text:p text:style-name="P126"><text:span text:style-name="T35">MySQL / </text:span><text:span text:style-name="Emphasis"><text:span text:style-name="T35">oder</text:span></text:span><text:span text:style-name="T35"> PostgreSQL/PostGIS</text:span></text:p>
            </text:list-item>
            <text:list-item>
              <text:p text:style-name="P132">PHP (performant, große Community, gute Toolchain)</text:p>
            </text:list-item>
          </text:list>
        </text:list-item>
        <text:list-item>
          <text:p text:style-name="P132">Alternativ: Python/Django möglich</text:p>
        </text:list-item>
        <text:list-item>
          <text:p text:style-name="P132">PHP schneller für bestimmte Berechnungen (Listenabgleiche, Auswertungen)</text:p>
        </text:list-item>
        <text:list-item>
          <text:p text:style-name="P132">Server:</text:p>
          <text:list>
            <text:list-item>
              <text:p text:style-name="P132">privater Server + Nextcloud für Importe</text:p>
            </text:list-item>
            <text:list-item>
              <text:p text:style-name="P132">Backup-Server + Hetzner + Strato (virtuell)</text:p>
            </text:list-item>
          </text:list>
        </text:list-item>
      </text:list>
      <text:h text:style-name="Heading_20_3" text:outline-level="3"><text:span text:style-name="Strong_20_Emphasis"><text:span text:style-name="T35">Frontend</text:span></text:span></text:h>
      <text:list xml:id="list852014472" text:style-name="L5">
        <text:list-item>
          <text:p text:style-name="P133">HTML + JavaScript</text:p>
        </text:list-item>
        <text:list-item>
          <text:p text:style-name="P133">Stateless Frontend (keine Accounts)</text:p>
        </text:list-item>
        <text:list-item>
          <text:p text:style-name="P133">Merkliste lokal im Browser (lokal gespeichert → datenschutzfreundlich)</text:p>
        </text:list-item>
      </text:list>
      <text:h text:style-name="Heading_20_3" text:outline-level="3"><text:span text:style-name="Strong_20_Emphasis"><text:span text:style-name="T35">Suche</text:span></text:span></text:h>
      <text:list xml:id="list573745762" text:style-name="L6">
        <text:list-item>
          <text:p text:style-name="P127"><text:span text:style-name="T35">Volltextindex: </text:span><text:span text:style-name="Strong_20_Emphasis"><text:span text:style-name="T35">Manticore</text:span></text:span><text:span text:style-name="T35"> (C++), Alternative: Elasticsearch</text:span></text:p>
        </text:list-item>
        <text:list-item>
          <text:p text:style-name="P134">Schlagwortsuche + Volltextsuche kombinierbar</text:p>
        </text:list-item>
        <text:list-item>
          <text:p text:style-name="P134">Manticore ressourcenschonender als Elasticsearch</text:p>
        </text:list-item>
        <text:list-item>
          <text:p text:style-name="P134">Facettensuche, Sortierung nach Score, Metadatenqualität, „Ästhetik-Score“</text:p>
        </text:list-item>
        <text:list-item>
          <text:p text:style-name="P134">100k+ Schlagwörter, teilweise aus MuseumDigital</text:p>
        </text:list-item>
      </text:list>
      <text:h text:style-name="Heading_20_3" text:outline-level="3"><text:soft-page-break/><text:span text:style-name="Strong_20_Emphasis"><text:span text:style-name="T35">Datenbank</text:span></text:span></text:h>
      <text:list xml:id="list3636974013" text:style-name="L7">
        <text:list-item>
          <text:p text:style-name="P128"><text:span text:style-name="T35">Hauptsystem: </text:span><text:span text:style-name="Strong_20_Emphasis"><text:span text:style-name="T35">PostgreSQL + PostGIS</text:span></text:span></text:p>
        </text:list-item>
        <text:list-item>
          <text:p text:style-name="P135">Gemeinsame relationale Datenbasis</text:p>
        </text:list-item>
        <text:list-item>
          <text:p text:style-name="P135">Tabellen eng strukturiert</text:p>
        </text:list-item>
        <text:list-item>
          <text:p text:style-name="P135">JSON-API, LIDO-Export (geplant)</text:p>
        </text:list-item>
        <text:list-item>
          <text:p text:style-name="P135">OAI-PMH über Harvester möglich</text:p>
        </text:list-item>
      </text:list>
      <text:p text:style-name="P9"/>
      <text:h text:style-name="Heading_20_1" text:outline-level="1"><text:span text:style-name="Strong_20_Emphasis"><text:span text:style-name="T35">3. Datenmodellierung &amp; Normdaten</text:span></text:span></text:h>
      <text:h text:style-name="Heading_20_3" text:outline-level="3"><text:span text:style-name="Strong_20_Emphasis"><text:span text:style-name="T35">Datenmodell</text:span></text:span></text:h>
      <text:list xml:id="list1997980516" text:style-name="L8">
        <text:list-item>
          <text:p text:style-name="P136">Strukturierte Artikelmodelle (Orte, Personen, Themen)</text:p>
        </text:list-item>
        <text:list-item>
          <text:p text:style-name="P136">Relationale Datenbank</text:p>
        </text:list-item>
        <text:list-item>
          <text:p text:style-name="P136">Verknüpfungen zwischen Modulen über IDs und Normdaten</text:p>
        </text:list-item>
        <text:list-item>
          <text:p text:style-name="P136">Zeitmodellierung: mehrere Verwaltungszugehörigkeiten über Zeiträume</text:p>
        </text:list-item>
        <text:list-item>
          <text:p text:style-name="P136">Export: CSV, XML, JSON, RDF (teils geplant)</text:p>
        </text:list-item>
      </text:list>
      <text:h text:style-name="Heading_20_3" text:outline-level="3"><text:span text:style-name="Strong_20_Emphasis"><text:span text:style-name="T35">Normdaten</text:span></text:span></text:h>
      <text:list xml:id="list1529729059" text:style-name="L9">
        <text:list-item>
          <text:p text:style-name="P129"><text:span text:style-name="Strong_20_Emphasis"><text:span text:style-name="T35">GND</text:span></text:span><text:span text:style-name="T35"> (zentrale Norm)</text:span></text:p>
        </text:list-item>
        <text:list-item>
          <text:p text:style-name="P137">Zusätzliche Quellen: GeoNames, Wikidata, VIAF</text:p>
        </text:list-item>
        <text:list-item>
          <text:p text:style-name="P137">Gazetteers / Gazetteers.net für Vergleich und Verzweigungen</text:p>
        </text:list-item>
        <text:list-item>
          <text:p text:style-name="P137">Linked-Open-Data-Prinzipien teilweise umgesetzt</text:p>
        </text:list-item>
        <text:list-item>
          <text:p text:style-name="P137">Nutzung von Vokabularen, BEACON, Reconciliation API</text:p>
        </text:list-item>
      </text:list>
      <text:h text:style-name="Heading_20_3" text:outline-level="3"><text:span text:style-name="Strong_20_Emphasis"><text:span text:style-name="T35">Hierarchischer Ortscode</text:span></text:span></text:h>
      <text:list xml:id="list4265133389" text:style-name="L10">
        <text:list-item>
          <text:p text:style-name="P138">Strukturierter Schlüssel:</text:p>
          <text:list>
            <text:list-item>
              <text:list>
                <text:list-item>
                  <text:p text:style-name="P138">Zahl = Kreis</text:p>
                </text:list-item>
                <text:list-item text:start-value="2">
                  <text:p text:style-name="P138">Zahl = Gemeinde</text:p>
                </text:list-item>
                <text:list-item text:start-value="3">
                  <text:p text:style-name="P138">Zahl = Gemarkung</text:p>
                </text:list-item>
              </text:list>
            </text:list-item>
          </text:list>
        </text:list-item>
        <text:list-item>
          <text:p text:style-name="P138">Vorteile:</text:p>
          <text:list>
            <text:list-item>
              <text:p text:style-name="P138">Semantisch aussagekräftig</text:p>
            </text:list-item>
            <text:list-item>
              <text:p text:style-name="P138">Hierarchische Abfragen</text:p>
            </text:list-item>
            <text:list-item>
              <text:p text:style-name="P138">Stabil &amp; menschenlesbar</text:p>
            </text:list-item>
            <text:list-item>
              <text:p text:style-name="P138">Gut für Permalinks und LOD</text:p>
            </text:list-item>
          </text:list>
        </text:list-item>
        <text:list-item>
          <text:p text:style-name="P138">Nachteile:</text:p>
          <text:list>
            <text:list-item>
              <text:p text:style-name="P138">Pflegeaufwand bei Gebietsänderungen</text:p>
            </text:list-item>
            <text:list-item>
              <text:p text:style-name="P138">Unübersichtlich bei historischen Bezügen</text:p>
            </text:list-item>
            <text:list-item>
              <text:p text:style-name="P138">Weniger performant als numerische IDs</text:p>
            </text:list-item>
          </text:list>
        </text:list-item>
      </text:list>
      <text:p text:style-name="P9"/>
      <text:h text:style-name="Heading_20_1" text:outline-level="1"><text:soft-page-break/><text:span text:style-name="Strong_20_Emphasis"><text:span text:style-name="T35">4. GIS- und Kartensysteme</text:span></text:span></text:h>
      <text:h text:style-name="Heading_20_3" text:outline-level="3"><text:span text:style-name="Strong_20_Emphasis"><text:span text:style-name="T35">Technologie &amp; Software</text:span></text:span></text:h>
      <text:list xml:id="list208547208" text:style-name="L11">
        <text:list-item>
          <text:p text:style-name="P130"><text:span text:style-name="Strong_20_Emphasis"><text:span text:style-name="T35">QGIS</text:span></text:span><text:span text:style-name="T35"> für Datenaufbereitung</text:span></text:p>
        </text:list-item>
        <text:list-item>
          <text:p text:style-name="P130"><text:span text:style-name="Strong_20_Emphasis"><text:span text:style-name="T35">OpenLayers</text:span></text:span><text:span text:style-name="T35"> im Frontend</text:span></text:p>
        </text:list-item>
        <text:list-item>
          <text:p text:style-name="P130"><text:span text:style-name="T35">Empfehlung: </text:span><text:span text:style-name="Strong_20_Emphasis"><text:span text:style-name="T35">MapLibre GL JS</text:span></text:span><text:span text:style-name="T35"> (moderne Alternative zu Mapbox GL v1)</text:span></text:p>
        </text:list-item>
        <text:list-item>
          <text:p text:style-name="P139">PostGIS als räumliche Datenbank</text:p>
        </text:list-item>
      </text:list>
      <text:h text:style-name="Heading_20_3" text:outline-level="3"><text:span text:style-name="Strong_20_Emphasis"><text:span text:style-name="T35">Koordinaten &amp; Formate</text:span></text:span></text:h>
      <text:list xml:id="list2217069217" text:style-name="L12">
        <text:list-item>
          <text:p text:style-name="P140">Gauß-Krüger (Standard)</text:p>
        </text:list-item>
        <text:list-item>
          <text:p text:style-name="P140">Umrechenbar zu WGS84 und UTM</text:p>
        </text:list-item>
        <text:list-item>
          <text:p text:style-name="P140">Nutzung von Landesvermessungsdaten</text:p>
        </text:list-item>
      </text:list>
      <text:h text:style-name="Heading_20_3" text:outline-level="3"><text:span text:style-name="Strong_20_Emphasis"><text:span text:style-name="T35">Kartenwerke &amp; Historische Karten</text:span></text:span></text:h>
      <text:list xml:id="list1811866322" text:style-name="L13">
        <text:list-item>
          <text:p text:style-name="P141">Integration historischer Karten über Georeferenzierung</text:p>
        </text:list-item>
        <text:list-item>
          <text:p text:style-name="P141">Unterstützung verschiedener Zoomstufen</text:p>
        </text:list-item>
        <text:list-item>
          <text:p text:style-name="P141">Retrodigitalisierung &amp; Splitscreen-Vergleiche möglich</text:p>
        </text:list-item>
        <text:list-item>
          <text:p text:style-name="P141">Externe Beispiele: Münster, Luxemburg, Ferraris-Atlas</text:p>
        </text:list-item>
      </text:list>
      <text:h text:style-name="Heading_20_3" text:outline-level="3"><text:span text:style-name="Strong_20_Emphasis"><text:span text:style-name="T35">Schnittstellen / Geodienste</text:span></text:span></text:h>
      <text:list xml:id="list3770259618" text:style-name="L14">
        <text:list-item>
          <text:p text:style-name="P142">WMS, WFS, WMTS, GeoJSON</text:p>
        </text:list-item>
        <text:list-item>
          <text:p text:style-name="P142">API in Entwicklung (JSON API)</text:p>
        </text:list-item>
        <text:list-item>
          <text:p text:style-name="P142">Verknüpfung zwischen Textartikeln und Kartenlayern über eindeutige Orts-IDs</text:p>
        </text:list-item>
        <text:list-item>
          <text:p text:style-name="P142">Tools zur Geodatenpflege über QGIS + PostGIS</text:p>
        </text:list-item>
      </text:list>
      <text:p text:style-name="P9"/>
      <text:h text:style-name="Heading_20_1" text:outline-level="1"><text:span text:style-name="Strong_20_Emphasis"><text:span text:style-name="T35">5. Verknüpfungen, Interoperabilität &amp; APIs</text:span></text:span></text:h>
      <text:list xml:id="list1634325607" text:style-name="L15">
        <text:list-item>
          <text:p text:style-name="P143">Permalink-System vorhanden</text:p>
        </text:list-item>
        <text:list-item>
          <text:p text:style-name="P143">JSON-API für aktuelle Datenausgabe</text:p>
        </text:list-item>
        <text:list-item>
          <text:p text:style-name="P143">OAI-PMH über Harvester möglich</text:p>
        </text:list-item>
        <text:list-item>
          <text:p text:style-name="P143">Kooperationen:</text:p>
          <text:list>
            <text:list-item>
              <text:p text:style-name="P143">Herder-Institut Marburg</text:p>
            </text:list-item>
            <text:list-item>
              <text:p text:style-name="P143">Gazetteers.net</text:p>
            </text:list-item>
            <text:list-item>
              <text:p text:style-name="P143">Museen / MuseumDigital</text:p>
            </text:list-item>
            <text:list-item>
              <text:p text:style-name="P143">Polnische Partner (Neumark)</text:p>
            </text:list-item>
          </text:list>
        </text:list-item>
        <text:list-item>
          <text:p text:style-name="P143">Linked-Data: RDF/SPARQL teils in Planung</text:p>
        </text:list-item>
        <text:list-item>
          <text:p text:style-name="P143">Nutzung externer Dienste wie Wikidata – über Schnittstellen/Importer</text:p>
        </text:list-item>
      </text:list>
      <text:p text:style-name="P9"/>
      <text:h text:style-name="Heading_20_1" text:outline-level="1"><text:soft-page-break/><text:span text:style-name="Strong_20_Emphasis"><text:span text:style-name="T35">6. Zukunft &amp; Nachhaltigkeit</text:span></text:span></text:h>
      <text:h text:style-name="Heading_20_3" text:outline-level="3"><text:span text:style-name="Strong_20_Emphasis"><text:span text:style-name="T35">Langzeitpflege</text:span></text:span></text:h>
      <text:list xml:id="list284556271" text:style-name="L16">
        <text:list-item>
          <text:p text:style-name="P144">Bedarf: stabile Finanzierung, kontinuierliche Technikpflege</text:p>
        </text:list-item>
        <text:list-item>
          <text:p text:style-name="P144">Notwendige Ressourcen:</text:p>
          <text:list>
            <text:list-item>
              <text:p text:style-name="P144">Personal (Backend, GIS, Redaktion)</text:p>
            </text:list-item>
            <text:list-item>
              <text:p text:style-name="P144">Serverinfrastruktur + Backup</text:p>
            </text:list-item>
            <text:list-item>
              <text:p text:style-name="P144">Weiterentwicklung der Interoperabilität</text:p>
            </text:list-item>
          </text:list>
        </text:list-item>
        <text:list-item>
          <text:p text:style-name="P144">Nutzung von Nextcloud für sicheren Importfluss</text:p>
        </text:list-item>
        <text:list-item>
          <text:p text:style-name="P144">Moderne Architekturen (MapLibre, JSON API) in Planung</text:p>
        </text:list-item>
        <text:list-item>
          <text:p text:style-name="P144">Technische Modernisierung:</text:p>
          <text:list>
            <text:list-item>
              <text:p text:style-name="P144">Umstellung alter Module</text:p>
            </text:list-item>
            <text:list-item>
              <text:p text:style-name="P144">Verbesserung der Suche &amp; API</text:p>
            </text:list-item>
            <text:list-item>
              <text:p text:style-name="P144">Langzeitarchivierung (Zenodo, GeoNode – externe Beispiele)</text:p>
            </text:list-item>
          </text:list>
        </text:list-item>
      </text:list>
      <text:h text:style-name="Heading_20_3" text:outline-level="3"><text:span text:style-name="Strong_20_Emphasis"><text:span text:style-name="T35">Umgang mit alten oder unbeaufsichtigten Modulen</text:span></text:span></text:h>
      <text:list xml:id="list458640085" text:style-name="L17">
        <text:list-item>
          <text:p text:style-name="P145">Beispiel Flurnamenarchiv:</text:p>
          <text:list>
            <text:list-item>
              <text:p text:style-name="P145">Entscheidung über Weiterpflege oder Archivmodus</text:p>
            </text:list-item>
            <text:list-item>
              <text:p text:style-name="P145">ggf. Migration der Daten in gemeinsame Datenbasis</text:p>
            </text:list-item>
          </text:list>
        </text:list-item>
      </text:list>
      <text:h text:style-name="Heading_20_3" text:outline-level="3"><text:span text:style-name="Strong_20_Emphasis"><text:span text:style-name="T35">Empfehlungen für Brandenburg</text:span></text:span></text:h>
      <text:list xml:id="list3761153335" text:style-name="L18">
        <text:list-item>
          <text:p text:style-name="P146">Einheitliche relationale Datenbasis</text:p>
        </text:list-item>
        <text:list-item>
          <text:p text:style-name="P146">Nutzung offener Standards (PostGIS, MapLibre, LIDO, JSON API)</text:p>
        </text:list-item>
        <text:list-item>
          <text:p text:style-name="P146">Klare Normdatenschnittstelle (GND, Wikidata)</text:p>
        </text:list-item>
        <text:list-item>
          <text:p text:style-name="P146">Kooperation mit Vermessungsverwaltungen</text:p>
        </text:list-item>
        <text:list-item>
          <text:p text:style-name="P146">Modular aufgebautes Frontend</text:p>
        </text:list-item>
        <text:list-item>
          <text:p text:style-name="P146">Leichtgewichtige, ressourcenschonende Suche (Manticore)</text:p>
        </text:list-item>
        <text:list-item>
          <text:p text:style-name="P146">Klare Abgrenzung von Inhalten, Metadaten und Normdaten</text:p>
        </text:list-item>
        <text:list-item>
          <text:p text:style-name="P146">Mobile Version &amp; Accessibility früh mitdenken</text:p>
        </text:list-item>
      </text:list>
      <text:p text:style-name="P9"/>
      <text:h text:style-name="Heading_20_1" text:outline-level="1"><text:span text:style-name="Strong_20_Emphasis"><text:span text:style-name="T35">7. KI &amp; Automatisierung</text:span></text:span></text:h>
      <text:list xml:id="list1537763831" text:style-name="L19">
        <text:list-item>
          <text:p text:style-name="P147">KI in Testphase</text:p>
        </text:list-item>
        <text:list-item>
          <text:p text:style-name="P147">Modelltraining über Daten aus der Schweiz (Lausanne)</text:p>
        </text:list-item>
        <text:list-item>
          <text:p text:style-name="P147">Einsatzfelder:</text:p>
          <text:list>
            <text:list-item>
              <text:p text:style-name="P147">maschinelle Übersetzung</text:p>
            </text:list-item>
            <text:list-item>
              <text:p text:style-name="P147">Klassifikation, Verwaltungszuordnung</text:p>
            </text:list-item>
            <text:list-item>
              <text:p text:style-name="P147">Ähnlichkeitsanalysen</text:p>
            </text:list-item>
          </text:list>
        </text:list-item>
        <text:list-item>
          <text:p text:style-name="P147">Herausforderungen: Datenheterogenität, Trainingsdaten, Übertragbarkeit</text:p>
        </text:list-item>
      </text:list>
      <text:p text:style-name="P9"><text:soft-page-break/></text:p>
      <text:h text:style-name="Heading_20_1" text:outline-level="1"><text:span text:style-name="Strong_20_Emphasis"><text:span text:style-name="T35">8. Lessons Learned &amp; Herausforderungen</text:span></text:span></text:h>
      <text:list xml:id="list4094321476" text:style-name="L20">
        <text:list-item>
          <text:p text:style-name="P148">Performanceprobleme bei großen WFS-Layern</text:p>
        </text:list-item>
        <text:list-item>
          <text:p text:style-name="P148">Notwendigkeit: stabile ID-Systeme &amp; Migrationspfade</text:p>
        </text:list-item>
        <text:list-item>
          <text:p text:style-name="P148">Komplexität der Suche → Hybridlösung (Schlagwort + Volltext)</text:p>
        </text:list-item>
        <text:list-item>
          <text:p text:style-name="P148">Wichtig: unterkomplexes Grund-Leitbild („nicht übertechnisieren“)</text:p>
        </text:list-item>
        <text:list-item>
          <text:p text:style-name="P148">Wartbarkeit &amp; Dokumentation entscheidend</text:p>
        </text:list-item>
        <text:list-item>
          <text:p text:style-name="P148">Historische Daten erfordern flexible Zeit- und Raum-Modelle</text:p>
        </text:list-item>
        <text:list-item>
          <text:p text:style-name="P148">Kartenvisualisierungen oft komplex (multi-rechte, multi-zeitlich)</text:p>
        </text:list-item>
      </text:list>
      <text:p text:style-name="P1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3T10:15:29.405000000</meta:creation-date>
    <dc:date>2025-11-18T20:13:34.189000000</dc:date>
    <meta:editing-duration>P1DT1H27M56S</meta:editing-duration>
    <meta:editing-cycles>102</meta:editing-cycles>
    <meta:generator>LibreOffice/7.3.0.3$Windows_X86_64 LibreOffice_project/0f246aa12d0eee4a0f7adcefbf7c878fc2238db3</meta:generator>
    <meta:document-statistic meta:table-count="0" meta:image-count="0" meta:object-count="0" meta:page-count="13" meta:paragraph-count="495" meta:word-count="2355" meta:character-count="16149" meta:non-whitespace-character-count="14672"/>
  </office:meta>
</office:document-meta>
</file>